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2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s 5 ants" table:style-name="ta1">
        <table:shapes>
          <draw:frame draw:z-index="0" draw:style-name="gr1" draw:text-style-name="P1" svg:width="159.79mm" svg:height="122.7mm" svg:x="127.76mm" svg:y="3.73mm">
            <loext:p draw:notify-on-update-of-ranges="'iters 5 ants'.B2:'iters 5 ants'.B101 'iters 5 ants'.E1:'iters 5 ants'.E1 'iters 5 ants'.E2:'iters 5 ants'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9mm" svg:height="122.72mm" svg:x="128.89mm" svg:y="133.35mm">
            <loext:p draw:notify-on-update-of-ranges="'iters 5 ants'.B2:'iters 5 ants'.B101 'iters 5 ants'.B2:'iters 5 ants'.B101 'iters 5 ants'.E1:'iters 5 ants'.E1 'iters 5 ants'.F2:'iters 5 ants'.F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9mm" svg:height="122.72mm" svg:x="308.17mm" svg:y="7.44mm">
            <loext:p draw:notify-on-update-of-ranges="'iters 5 ants'.B2:'iters 5 ants'.B101 'iters 5 ants'.B2:'iters 5 ants'.B101 'iters 5 ants'.E1:'iters 5 ants'.E1 'iters 5 ants'.C2:'iters 5 ants'.C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1671" calcext:value-type="float">
            <text:p>0,116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1.4124" calcext:value-type="float">
            <text:p>31,4124</text:p>
          </table:table-cell>
          <table:table-cell office:value-type="float" office:value="1.83989" calcext:value-type="float">
            <text:p>1,83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1828" calcext:value-type="float">
            <text:p>0,11828</text:p>
          </table:table-cell>
          <table:table-cell office:value-type="float" office:value="27.8973" calcext:value-type="float">
            <text:p>27,8973</text:p>
          </table:table-cell>
          <table:table-cell office:value-type="float" office:value="30.9572" calcext:value-type="float">
            <text:p>30,9572</text:p>
          </table:table-cell>
          <table:table-cell office:value-type="float" office:value="1.37101" calcext:value-type="float">
            <text:p>1,37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2239" calcext:value-type="float">
            <text:p>0,122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106" calcext:value-type="float">
            <text:p>30,106</text:p>
          </table:table-cell>
          <table:table-cell office:value-type="float" office:value="1.27397" calcext:value-type="float">
            <text:p>1,27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2775" calcext:value-type="float">
            <text:p>0,127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9214" calcext:value-type="float">
            <text:p>29,9214</text:p>
          </table:table-cell>
          <table:table-cell office:value-type="float" office:value="1.13649" calcext:value-type="float">
            <text:p>1,13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322" calcext:value-type="float">
            <text:p>0,13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8629" calcext:value-type="float">
            <text:p>29,8629</text:p>
          </table:table-cell>
          <table:table-cell office:value-type="float" office:value="1.02908" calcext:value-type="float">
            <text:p>1,02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3673" calcext:value-type="float">
            <text:p>0,136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641" calcext:value-type="float">
            <text:p>29,5641</text:p>
          </table:table-cell>
          <table:table-cell office:value-type="float" office:value="0.976056" calcext:value-type="float">
            <text:p>0,9760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4148" calcext:value-type="float">
            <text:p>0,141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4315" calcext:value-type="float">
            <text:p>29,4315</text:p>
          </table:table-cell>
          <table:table-cell office:value-type="float" office:value="0.934852" calcext:value-type="float">
            <text:p>0,934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4334" calcext:value-type="float">
            <text:p>0,143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782" calcext:value-type="float">
            <text:p>29,1782</text:p>
          </table:table-cell>
          <table:table-cell office:value-type="float" office:value="0.841853" calcext:value-type="float">
            <text:p>0,841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14516" calcext:value-type="float">
            <text:p>0,145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115" calcext:value-type="float">
            <text:p>29,1115</text:p>
          </table:table-cell>
          <table:table-cell office:value-type="float" office:value="0.889739" calcext:value-type="float">
            <text:p>0,889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4819" calcext:value-type="float">
            <text:p>0,148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3158" calcext:value-type="float">
            <text:p>29,3158</text:p>
          </table:table-cell>
          <table:table-cell office:value-type="float" office:value="0.899993" calcext:value-type="float">
            <text:p>0,8999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15014" calcext:value-type="float">
            <text:p>0,1501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483" calcext:value-type="float">
            <text:p>29,0483</text:p>
          </table:table-cell>
          <table:table-cell office:value-type="float" office:value="0.870391" calcext:value-type="float">
            <text:p>0,8703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1578" calcext:value-type="float">
            <text:p>0,15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798" calcext:value-type="float">
            <text:p>29,0798</text:p>
          </table:table-cell>
          <table:table-cell office:value-type="float" office:value="0.760321" calcext:value-type="float">
            <text:p>0,7603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17638" calcext:value-type="float">
            <text:p>0,176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738" calcext:value-type="float">
            <text:p>29,0738</text:p>
          </table:table-cell>
          <table:table-cell office:value-type="float" office:value="0.85028" calcext:value-type="float">
            <text:p>0,850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17411" calcext:value-type="float">
            <text:p>0,1741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381" calcext:value-type="float">
            <text:p>28,9381</text:p>
          </table:table-cell>
          <table:table-cell office:value-type="float" office:value="0.811577" calcext:value-type="float">
            <text:p>0,81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8872" calcext:value-type="float">
            <text:p>0,1887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613" calcext:value-type="float">
            <text:p>28,9613</text:p>
          </table:table-cell>
          <table:table-cell office:value-type="float" office:value="0.715705" calcext:value-type="float">
            <text:p>0,715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20223" calcext:value-type="float">
            <text:p>0,202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098" calcext:value-type="float">
            <text:p>28,8098</text:p>
          </table:table-cell>
          <table:table-cell office:value-type="float" office:value="0.777992" calcext:value-type="float">
            <text:p>0,7779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2002" calcext:value-type="float">
            <text:p>0,220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97" calcext:value-type="float">
            <text:p>28,897</text:p>
          </table:table-cell>
          <table:table-cell office:value-type="float" office:value="0.761663" calcext:value-type="float">
            <text:p>0,761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21868" calcext:value-type="float">
            <text:p>0,218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804" calcext:value-type="float">
            <text:p>28,6804</text:p>
          </table:table-cell>
          <table:table-cell office:value-type="float" office:value="0.681854" calcext:value-type="float">
            <text:p>0,681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23397" calcext:value-type="float">
            <text:p>0,233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043" calcext:value-type="float">
            <text:p>28,7043</text:p>
          </table:table-cell>
          <table:table-cell office:value-type="float" office:value="0.772782" calcext:value-type="float">
            <text:p>0,772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4147" calcext:value-type="float">
            <text:p>0,241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74" calcext:value-type="float">
            <text:p>28,874</text:p>
          </table:table-cell>
          <table:table-cell office:value-type="float" office:value="0.68144" calcext:value-type="float">
            <text:p>0,68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25217" calcext:value-type="float">
            <text:p>0,252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274" calcext:value-type="float">
            <text:p>28,8274</text:p>
          </table:table-cell>
          <table:table-cell office:value-type="float" office:value="0.732551" calcext:value-type="float">
            <text:p>0,7325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525" calcext:value-type="float">
            <text:p>0,2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678" calcext:value-type="float">
            <text:p>28,5678</text:p>
          </table:table-cell>
          <table:table-cell office:value-type="float" office:value="0.678143" calcext:value-type="float">
            <text:p>0,678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6966" calcext:value-type="float">
            <text:p>0,2696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227" calcext:value-type="float">
            <text:p>28,7227</text:p>
          </table:table-cell>
          <table:table-cell office:value-type="float" office:value="0.689905" calcext:value-type="float">
            <text:p>0,6899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8283" calcext:value-type="float">
            <text:p>0,2828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658" calcext:value-type="float">
            <text:p>28,5658</text:p>
          </table:table-cell>
          <table:table-cell office:value-type="float" office:value="0.730758" calcext:value-type="float">
            <text:p>0,7307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8755" calcext:value-type="float">
            <text:p>0,287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021" calcext:value-type="float">
            <text:p>28,7021</text:p>
          </table:table-cell>
          <table:table-cell office:value-type="float" office:value="0.725755" calcext:value-type="float">
            <text:p>0,725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9238" calcext:value-type="float">
            <text:p>0,292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94" calcext:value-type="float">
            <text:p>28,6694</text:p>
          </table:table-cell>
          <table:table-cell office:value-type="float" office:value="0.612769" calcext:value-type="float">
            <text:p>0,612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0373" calcext:value-type="float">
            <text:p>0,303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729" calcext:value-type="float">
            <text:p>28,5729</text:p>
          </table:table-cell>
          <table:table-cell office:value-type="float" office:value="0.661709" calcext:value-type="float">
            <text:p>0,661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32048" calcext:value-type="float">
            <text:p>0,320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953" calcext:value-type="float">
            <text:p>28,3953</text:p>
          </table:table-cell>
          <table:table-cell office:value-type="float" office:value="0.637374" calcext:value-type="float">
            <text:p>0,6373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2285" calcext:value-type="float">
            <text:p>0,32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756" calcext:value-type="float">
            <text:p>28,4756</text:p>
          </table:table-cell>
          <table:table-cell office:value-type="float" office:value="0.643956" calcext:value-type="float">
            <text:p>0,6439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3451" calcext:value-type="float">
            <text:p>0,334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51" calcext:value-type="float">
            <text:p>28,4851</text:p>
          </table:table-cell>
          <table:table-cell office:value-type="float" office:value="0.687547" calcext:value-type="float">
            <text:p>0,687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34353" calcext:value-type="float">
            <text:p>0,3435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65" calcext:value-type="float">
            <text:p>28,4865</text:p>
          </table:table-cell>
          <table:table-cell office:value-type="float" office:value="0.624307" calcext:value-type="float">
            <text:p>0,624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35017" calcext:value-type="float">
            <text:p>0,350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931" calcext:value-type="float">
            <text:p>28,3931</text:p>
          </table:table-cell>
          <table:table-cell office:value-type="float" office:value="0.678492" calcext:value-type="float">
            <text:p>0,678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5819" calcext:value-type="float">
            <text:p>0,358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087" calcext:value-type="float">
            <text:p>28,4087</text:p>
          </table:table-cell>
          <table:table-cell office:value-type="float" office:value="0.626326" calcext:value-type="float">
            <text:p>0,626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36717" calcext:value-type="float">
            <text:p>0,367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435" calcext:value-type="float">
            <text:p>28,3435</text:p>
          </table:table-cell>
          <table:table-cell office:value-type="float" office:value="0.649097" calcext:value-type="float">
            <text:p>0,649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7544" calcext:value-type="float">
            <text:p>0,375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973" calcext:value-type="float">
            <text:p>28,2973</text:p>
          </table:table-cell>
          <table:table-cell office:value-type="float" office:value="0.645137" calcext:value-type="float">
            <text:p>0,6451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38292" calcext:value-type="float">
            <text:p>0,38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88" calcext:value-type="float">
            <text:p>28,4488</text:p>
          </table:table-cell>
          <table:table-cell office:value-type="float" office:value="0.643683" calcext:value-type="float">
            <text:p>0,643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39654" calcext:value-type="float">
            <text:p>0,396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039" calcext:value-type="float">
            <text:p>28,3039</text:p>
          </table:table-cell>
          <table:table-cell office:value-type="float" office:value="0.660294" calcext:value-type="float">
            <text:p>0,660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0196" calcext:value-type="float">
            <text:p>0,401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325" calcext:value-type="float">
            <text:p>28,3325</text:p>
          </table:table-cell>
          <table:table-cell office:value-type="float" office:value="0.655352" calcext:value-type="float">
            <text:p>0,655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41022" calcext:value-type="float">
            <text:p>0,410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88" calcext:value-type="float">
            <text:p>28,3888</text:p>
          </table:table-cell>
          <table:table-cell office:value-type="float" office:value="0.621897" calcext:value-type="float">
            <text:p>0,621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42257" calcext:value-type="float">
            <text:p>0,422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232" calcext:value-type="float">
            <text:p>28,3232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42584" calcext:value-type="float">
            <text:p>0,425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84" calcext:value-type="float">
            <text:p>28,2784</text:p>
          </table:table-cell>
          <table:table-cell office:value-type="float" office:value="0.61127" calcext:value-type="float">
            <text:p>0,61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44051" calcext:value-type="float">
            <text:p>0,440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922" calcext:value-type="float">
            <text:p>28,2922</text:p>
          </table:table-cell>
          <table:table-cell office:value-type="float" office:value="0.637811" calcext:value-type="float">
            <text:p>0,637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.45018" calcext:value-type="float">
            <text:p>0,450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8" calcext:value-type="float">
            <text:p>28,278</text:p>
          </table:table-cell>
          <table:table-cell office:value-type="float" office:value="0.593049" calcext:value-type="float">
            <text:p>0,593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5418" calcext:value-type="float">
            <text:p>0,454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588" calcext:value-type="float">
            <text:p>28,2588</text:p>
          </table:table-cell>
          <table:table-cell office:value-type="float" office:value="0.567063" calcext:value-type="float">
            <text:p>0,567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46844" calcext:value-type="float">
            <text:p>0,468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835" calcext:value-type="float">
            <text:p>28,2835</text:p>
          </table:table-cell>
          <table:table-cell office:value-type="float" office:value="0.556663" calcext:value-type="float">
            <text:p>0,556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47545" calcext:value-type="float">
            <text:p>0,47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155" calcext:value-type="float">
            <text:p>28,2155</text:p>
          </table:table-cell>
          <table:table-cell office:value-type="float" office:value="0.585434" calcext:value-type="float">
            <text:p>0,585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48275" calcext:value-type="float">
            <text:p>0,482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684" calcext:value-type="float">
            <text:p>28,2684</text:p>
          </table:table-cell>
          <table:table-cell office:value-type="float" office:value="0.584854" calcext:value-type="float">
            <text:p>0,584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49082" calcext:value-type="float">
            <text:p>0,490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293" calcext:value-type="float">
            <text:p>28,1293</text:p>
          </table:table-cell>
          <table:table-cell office:value-type="float" office:value="0.507424" calcext:value-type="float">
            <text:p>0,5074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50189" calcext:value-type="float">
            <text:p>0,501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363" calcext:value-type="float">
            <text:p>28,2363</text:p>
          </table:table-cell>
          <table:table-cell office:value-type="float" office:value="0.615448" calcext:value-type="float">
            <text:p>0,6154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1628" calcext:value-type="float">
            <text:p>0,5162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477" calcext:value-type="float">
            <text:p>28,2477</text:p>
          </table:table-cell>
          <table:table-cell office:value-type="float" office:value="0.581386" calcext:value-type="float">
            <text:p>0,5813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51532" calcext:value-type="float">
            <text:p>0,515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467" calcext:value-type="float">
            <text:p>28,1467</text:p>
          </table:table-cell>
          <table:table-cell office:value-type="float" office:value="0.540987" calcext:value-type="float">
            <text:p>0,5409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53084" calcext:value-type="float">
            <text:p>0,530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759" calcext:value-type="float">
            <text:p>28,1759</text:p>
          </table:table-cell>
          <table:table-cell office:value-type="float" office:value="0.512485" calcext:value-type="float">
            <text:p>0,512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53532" calcext:value-type="float">
            <text:p>0,535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756" calcext:value-type="float">
            <text:p>28,1756</text:p>
          </table:table-cell>
          <table:table-cell office:value-type="float" office:value="0.579375" calcext:value-type="float">
            <text:p>0,579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54237" calcext:value-type="float">
            <text:p>0,542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931" calcext:value-type="float">
            <text:p>28,1931</text:p>
          </table:table-cell>
          <table:table-cell office:value-type="float" office:value="0.581126" calcext:value-type="float">
            <text:p>0,581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55325" calcext:value-type="float">
            <text:p>0,553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344" calcext:value-type="float">
            <text:p>28,1344</text:p>
          </table:table-cell>
          <table:table-cell office:value-type="float" office:value="0.559945" calcext:value-type="float">
            <text:p>0,559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56709" calcext:value-type="float">
            <text:p>0,5670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57" calcext:value-type="float">
            <text:p>28,2757</text:p>
          </table:table-cell>
          <table:table-cell office:value-type="float" office:value="0.577475" calcext:value-type="float">
            <text:p>0,5774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56938" calcext:value-type="float">
            <text:p>0,569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025" calcext:value-type="float">
            <text:p>28,2025</text:p>
          </table:table-cell>
          <table:table-cell office:value-type="float" office:value="0.530292" calcext:value-type="float">
            <text:p>0,530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58017" calcext:value-type="float">
            <text:p>0,580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001" calcext:value-type="float">
            <text:p>28,1001</text:p>
          </table:table-cell>
          <table:table-cell office:value-type="float" office:value="0.531856" calcext:value-type="float">
            <text:p>0,5318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58429" calcext:value-type="float">
            <text:p>0,584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695" calcext:value-type="float">
            <text:p>28,0695</text:p>
          </table:table-cell>
          <table:table-cell office:value-type="float" office:value="0.513872" calcext:value-type="float">
            <text:p>0,513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5938" calcext:value-type="float">
            <text:p>0,59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94" calcext:value-type="float">
            <text:p>28,094</text:p>
          </table:table-cell>
          <table:table-cell office:value-type="float" office:value="0.552053" calcext:value-type="float">
            <text:p>0,552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60521" calcext:value-type="float">
            <text:p>0,6052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089" calcext:value-type="float">
            <text:p>28,1089</text:p>
          </table:table-cell>
          <table:table-cell office:value-type="float" office:value="0.480489" calcext:value-type="float">
            <text:p>0,480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61952" calcext:value-type="float">
            <text:p>0,619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435" calcext:value-type="float">
            <text:p>28,0435</text:p>
          </table:table-cell>
          <table:table-cell office:value-type="float" office:value="0.459942" calcext:value-type="float">
            <text:p>0,4599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6222" calcext:value-type="float">
            <text:p>0,62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901" calcext:value-type="float">
            <text:p>28,0901</text:p>
          </table:table-cell>
          <table:table-cell office:value-type="float" office:value="0.521324" calcext:value-type="float">
            <text:p>0,521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63365" calcext:value-type="float">
            <text:p>0,633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82" calcext:value-type="float">
            <text:p>28,0882</text:p>
          </table:table-cell>
          <table:table-cell office:value-type="float" office:value="0.543821" calcext:value-type="float">
            <text:p>0,543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63758" calcext:value-type="float">
            <text:p>0,637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236" calcext:value-type="float">
            <text:p>28,0236</text:p>
          </table:table-cell>
          <table:table-cell office:value-type="float" office:value="0.573297" calcext:value-type="float">
            <text:p>0,573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65358" calcext:value-type="float">
            <text:p>0,653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204" calcext:value-type="float">
            <text:p>28,1204</text:p>
          </table:table-cell>
          <table:table-cell office:value-type="float" office:value="0.513278" calcext:value-type="float">
            <text:p>0,513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6596" calcext:value-type="float">
            <text:p>0,65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54" calcext:value-type="float">
            <text:p>28,0854</text:p>
          </table:table-cell>
          <table:table-cell office:value-type="float" office:value="0.508645" calcext:value-type="float">
            <text:p>0,508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68323" calcext:value-type="float">
            <text:p>0,683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719" calcext:value-type="float">
            <text:p>28,0719</text:p>
          </table:table-cell>
          <table:table-cell office:value-type="float" office:value="0.528672" calcext:value-type="float">
            <text:p>0,528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.67398" calcext:value-type="float">
            <text:p>0,673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08" calcext:value-type="float">
            <text:p>28,0308</text:p>
          </table:table-cell>
          <table:table-cell office:value-type="float" office:value="0.514704" calcext:value-type="float">
            <text:p>0,514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68691" calcext:value-type="float">
            <text:p>0,686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73" calcext:value-type="float">
            <text:p>28,0873</text:p>
          </table:table-cell>
          <table:table-cell office:value-type="float" office:value="0.482114" calcext:value-type="float">
            <text:p>0,482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69894" calcext:value-type="float">
            <text:p>0,6989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578" calcext:value-type="float">
            <text:p>27,9578</text:p>
          </table:table-cell>
          <table:table-cell office:value-type="float" office:value="0.478519" calcext:value-type="float">
            <text:p>0,478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71117" calcext:value-type="float">
            <text:p>0,711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719" calcext:value-type="float">
            <text:p>27,9719</text:p>
          </table:table-cell>
          <table:table-cell office:value-type="float" office:value="0.503339" calcext:value-type="float">
            <text:p>0,503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71551" calcext:value-type="float">
            <text:p>0,715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322" calcext:value-type="float">
            <text:p>28,1322</text:p>
          </table:table-cell>
          <table:table-cell office:value-type="float" office:value="0.514236" calcext:value-type="float">
            <text:p>0,514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71993" calcext:value-type="float">
            <text:p>0,7199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811" calcext:value-type="float">
            <text:p>27,9811</text:p>
          </table:table-cell>
          <table:table-cell office:value-type="float" office:value="0.480692" calcext:value-type="float">
            <text:p>0,480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72629" calcext:value-type="float">
            <text:p>0,726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11" calcext:value-type="float">
            <text:p>28,0311</text:p>
          </table:table-cell>
          <table:table-cell office:value-type="float" office:value="0.50558" calcext:value-type="float">
            <text:p>0,50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74192" calcext:value-type="float">
            <text:p>0,741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87" calcext:value-type="float">
            <text:p>27,9487</text:p>
          </table:table-cell>
          <table:table-cell office:value-type="float" office:value="0.470948" calcext:value-type="float">
            <text:p>0,470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7452" calcext:value-type="float">
            <text:p>0,74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8" calcext:value-type="float">
            <text:p>27,948</text:p>
          </table:table-cell>
          <table:table-cell office:value-type="float" office:value="0.459152" calcext:value-type="float">
            <text:p>0,459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75868" calcext:value-type="float">
            <text:p>0,758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34" calcext:value-type="float">
            <text:p>27,9234</text:p>
          </table:table-cell>
          <table:table-cell office:value-type="float" office:value="0.453983" calcext:value-type="float">
            <text:p>0,4539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76087" calcext:value-type="float">
            <text:p>0,7608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43" calcext:value-type="float">
            <text:p>27,9443</text:p>
          </table:table-cell>
          <table:table-cell office:value-type="float" office:value="0.497204" calcext:value-type="float">
            <text:p>0,497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77318" calcext:value-type="float">
            <text:p>0,773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166" calcext:value-type="float">
            <text:p>28,0166</text:p>
          </table:table-cell>
          <table:table-cell office:value-type="float" office:value="0.536595" calcext:value-type="float">
            <text:p>0,5365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0.78183" calcext:value-type="float">
            <text:p>0,7818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04" calcext:value-type="float">
            <text:p>27,9204</text:p>
          </table:table-cell>
          <table:table-cell office:value-type="float" office:value="0.46479" calcext:value-type="float">
            <text:p>0,46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79275" calcext:value-type="float">
            <text:p>0,792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951" calcext:value-type="float">
            <text:p>27,8951</text:p>
          </table:table-cell>
          <table:table-cell office:value-type="float" office:value="0.441848" calcext:value-type="float">
            <text:p>0,441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79999" calcext:value-type="float">
            <text:p>0,7999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31" calcext:value-type="float">
            <text:p>27,8831</text:p>
          </table:table-cell>
          <table:table-cell office:value-type="float" office:value="0.46116" calcext:value-type="float">
            <text:p>0,4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80739" calcext:value-type="float">
            <text:p>0,807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69" calcext:value-type="float">
            <text:p>27,9269</text:p>
          </table:table-cell>
          <table:table-cell office:value-type="float" office:value="0.490297" calcext:value-type="float">
            <text:p>0,490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81444" calcext:value-type="float">
            <text:p>0,81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185" calcext:value-type="float">
            <text:p>27,9185</text:p>
          </table:table-cell>
          <table:table-cell office:value-type="float" office:value="0.44395" calcext:value-type="float">
            <text:p>0,44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8231" calcext:value-type="float">
            <text:p>0,82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03" calcext:value-type="float">
            <text:p>27,903</text:p>
          </table:table-cell>
          <table:table-cell office:value-type="float" office:value="0.446168" calcext:value-type="float">
            <text:p>0,446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83402" calcext:value-type="float">
            <text:p>0,834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14" calcext:value-type="float">
            <text:p>27,8814</text:p>
          </table:table-cell>
          <table:table-cell office:value-type="float" office:value="0.451341" calcext:value-type="float">
            <text:p>0,4513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84348" calcext:value-type="float">
            <text:p>0,843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13" calcext:value-type="float">
            <text:p>27,9213</text:p>
          </table:table-cell>
          <table:table-cell office:value-type="float" office:value="0.448264" calcext:value-type="float">
            <text:p>0,4482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84967" calcext:value-type="float">
            <text:p>0,8496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706" calcext:value-type="float">
            <text:p>27,9706</text:p>
          </table:table-cell>
          <table:table-cell office:value-type="float" office:value="0.457594" calcext:value-type="float">
            <text:p>0,4575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86141" calcext:value-type="float">
            <text:p>0,861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612" calcext:value-type="float">
            <text:p>27,8612</text:p>
          </table:table-cell>
          <table:table-cell office:value-type="float" office:value="0.407628" calcext:value-type="float">
            <text:p>0,407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86512" calcext:value-type="float">
            <text:p>0,865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63" calcext:value-type="float">
            <text:p>27,9263</text:p>
          </table:table-cell>
          <table:table-cell office:value-type="float" office:value="0.459008" calcext:value-type="float">
            <text:p>0,459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87942" calcext:value-type="float">
            <text:p>0,879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779" calcext:value-type="float">
            <text:p>27,8779</text:p>
          </table:table-cell>
          <table:table-cell office:value-type="float" office:value="0.41181" calcext:value-type="float">
            <text:p>0,41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8812" calcext:value-type="float">
            <text:p>0,88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049" calcext:value-type="float">
            <text:p>27,9049</text:p>
          </table:table-cell>
          <table:table-cell office:value-type="float" office:value="0.412926" calcext:value-type="float">
            <text:p>0,4129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89361" calcext:value-type="float">
            <text:p>0,893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66" calcext:value-type="float">
            <text:p>27,8866</text:p>
          </table:table-cell>
          <table:table-cell office:value-type="float" office:value="0.413075" calcext:value-type="float">
            <text:p>0,413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91878" calcext:value-type="float">
            <text:p>0,918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031" calcext:value-type="float">
            <text:p>28,0031</text:p>
          </table:table-cell>
          <table:table-cell office:value-type="float" office:value="0.481639" calcext:value-type="float">
            <text:p>0,4816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9133" calcext:value-type="float">
            <text:p>0,91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349" calcext:value-type="float">
            <text:p>27,8349</text:p>
          </table:table-cell>
          <table:table-cell office:value-type="float" office:value="0.416225" calcext:value-type="float">
            <text:p>0,4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92118" calcext:value-type="float">
            <text:p>0,921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74" calcext:value-type="float">
            <text:p>27,8874</text:p>
          </table:table-cell>
          <table:table-cell office:value-type="float" office:value="0.426768" calcext:value-type="float">
            <text:p>0,4267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93208" calcext:value-type="float">
            <text:p>0,9320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891" calcext:value-type="float">
            <text:p>27,7891</text:p>
          </table:table-cell>
          <table:table-cell office:value-type="float" office:value="0.376952" calcext:value-type="float">
            <text:p>0,376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93785" calcext:value-type="float">
            <text:p>0,93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072" calcext:value-type="float">
            <text:p>27,8072</text:p>
          </table:table-cell>
          <table:table-cell office:value-type="float" office:value="0.362987" calcext:value-type="float">
            <text:p>0,3629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271" calcext:value-type="float">
            <text:p>0,952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49" calcext:value-type="float">
            <text:p>27,8849</text:p>
          </table:table-cell>
          <table:table-cell office:value-type="float" office:value="0.443722" calcext:value-type="float">
            <text:p>0,44372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iters 18 ants" table:style-name="ta1">
        <table:shapes>
          <draw:frame draw:z-index="0" draw:style-name="gr1" draw:text-style-name="P1" svg:width="159.79mm" svg:height="122.7mm" svg:x="180.91mm" svg:y="9.82mm">
            <loext:p draw:notify-on-update-of-ranges="'iters 5 ants'.B2:'iters 5 ants'.B101 'iters 18 ants'.B2:'iters 18 ants'.B101 'iters 18 ants'.E1:'iters 18 ants'.E1 'iters 18 ants'.E2:'iters 18 ants'.E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79mm" svg:height="122.72mm" svg:x="180.63mm" svg:y="144.5mm">
            <loext:p draw:notify-on-update-of-ranges="'iters 5 ants'.B2:'iters 5 ants'.B101 'iters 5 ants'.B2:'iters 5 ants'.B101 'iters 5 ants'.E1:'iters 5 ants'.E1 'iters 18 ants'.C2:'iters 18 ants'.C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79mm" svg:height="122.72mm" svg:x="349.55mm" svg:y="25.76mm">
            <loext:p draw:notify-on-update-of-ranges="'iters 18 ants'.B2:'iters 18 ants'.B101 'iters 18 ants'.B2:'iters 18 ants'.B101 'iters 18 ants'.E1:'iters 18 ants'.E1 'iters 18 ants'.F2:'iters 18 ants'.F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4293" calcext:value-type="float">
            <text:p>0,1429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0432" calcext:value-type="float">
            <text:p>30,0432</text:p>
          </table:table-cell>
          <table:table-cell office:value-type="float" office:value="1.08119" calcext:value-type="float">
            <text:p>1,08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6926" calcext:value-type="float">
            <text:p>0,16926</text:p>
          </table:table-cell>
          <table:table-cell office:value-type="float" office:value="27.7166" calcext:value-type="float">
            <text:p>27,7166</text:p>
          </table:table-cell>
          <table:table-cell office:value-type="float" office:value="29.456" calcext:value-type="float">
            <text:p>29,456</text:p>
          </table:table-cell>
          <table:table-cell office:value-type="float" office:value="0.849229" calcext:value-type="float">
            <text:p>0,84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19988" calcext:value-type="float">
            <text:p>0,1998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16" calcext:value-type="float">
            <text:p>29,016</text:p>
          </table:table-cell>
          <table:table-cell office:value-type="float" office:value="0.794402" calcext:value-type="float">
            <text:p>0,7944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22657" calcext:value-type="float">
            <text:p>0,226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711" calcext:value-type="float">
            <text:p>28,8711</text:p>
          </table:table-cell>
          <table:table-cell office:value-type="float" office:value="0.755144" calcext:value-type="float">
            <text:p>0,755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1368" calcext:value-type="float">
            <text:p>0,213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075" calcext:value-type="float">
            <text:p>28,8075</text:p>
          </table:table-cell>
          <table:table-cell office:value-type="float" office:value="0.734932" calcext:value-type="float">
            <text:p>0,7349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25376" calcext:value-type="float">
            <text:p>0,253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99" calcext:value-type="float">
            <text:p>28,6699</text:p>
          </table:table-cell>
          <table:table-cell office:value-type="float" office:value="0.666623" calcext:value-type="float">
            <text:p>0,6666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7445" calcext:value-type="float">
            <text:p>0,274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431" calcext:value-type="float">
            <text:p>28,5431</text:p>
          </table:table-cell>
          <table:table-cell office:value-type="float" office:value="0.634628" calcext:value-type="float">
            <text:p>0,634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0516" calcext:value-type="float">
            <text:p>0,305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86" calcext:value-type="float">
            <text:p>28,4486</text:p>
          </table:table-cell>
          <table:table-cell office:value-type="float" office:value="0.620136" calcext:value-type="float">
            <text:p>0,620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4285" calcext:value-type="float">
            <text:p>0,34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521" calcext:value-type="float">
            <text:p>28,3521</text:p>
          </table:table-cell>
          <table:table-cell office:value-type="float" office:value="0.610274" calcext:value-type="float">
            <text:p>0,6102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506" calcext:value-type="float">
            <text:p>0,375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85" calcext:value-type="float">
            <text:p>28,3885</text:p>
          </table:table-cell>
          <table:table-cell office:value-type="float" office:value="0.585093" calcext:value-type="float">
            <text:p>0,585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4057" calcext:value-type="float">
            <text:p>0,40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415" calcext:value-type="float">
            <text:p>28,2415</text:p>
          </table:table-cell>
          <table:table-cell office:value-type="float" office:value="0.623609" calcext:value-type="float">
            <text:p>0,623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4343" calcext:value-type="float">
            <text:p>0,434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1" calcext:value-type="float">
            <text:p>28,381</text:p>
          </table:table-cell>
          <table:table-cell office:value-type="float" office:value="0.592906" calcext:value-type="float">
            <text:p>0,5929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46785" calcext:value-type="float">
            <text:p>0,46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224" calcext:value-type="float">
            <text:p>28,2224</text:p>
          </table:table-cell>
          <table:table-cell office:value-type="float" office:value="0.573324" calcext:value-type="float">
            <text:p>0,573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49427" calcext:value-type="float">
            <text:p>0,494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215" calcext:value-type="float">
            <text:p>28,2215</text:p>
          </table:table-cell>
          <table:table-cell office:value-type="float" office:value="0.518185" calcext:value-type="float">
            <text:p>0,5181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52804" calcext:value-type="float">
            <text:p>0,5280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401" calcext:value-type="float">
            <text:p>28,1401</text:p>
          </table:table-cell>
          <table:table-cell office:value-type="float" office:value="0.546219" calcext:value-type="float">
            <text:p>0,546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56052" calcext:value-type="float">
            <text:p>0,560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418" calcext:value-type="float">
            <text:p>28,0418</text:p>
          </table:table-cell>
          <table:table-cell office:value-type="float" office:value="0.508018" calcext:value-type="float">
            <text:p>0,508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59039" calcext:value-type="float">
            <text:p>0,590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91" calcext:value-type="float">
            <text:p>27,9991</text:p>
          </table:table-cell>
          <table:table-cell office:value-type="float" office:value="0.470814" calcext:value-type="float">
            <text:p>0,470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61542" calcext:value-type="float">
            <text:p>0,615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47" calcext:value-type="float">
            <text:p>28,0847</text:p>
          </table:table-cell>
          <table:table-cell office:value-type="float" office:value="0.486806" calcext:value-type="float">
            <text:p>0,4868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65457" calcext:value-type="float">
            <text:p>0,654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17" calcext:value-type="float">
            <text:p>27,9917</text:p>
          </table:table-cell>
          <table:table-cell office:value-type="float" office:value="0.474757" calcext:value-type="float">
            <text:p>0,474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68259" calcext:value-type="float">
            <text:p>0,682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715" calcext:value-type="float">
            <text:p>28,0715</text:p>
          </table:table-cell>
          <table:table-cell office:value-type="float" office:value="0.497748" calcext:value-type="float">
            <text:p>0,497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.71525" calcext:value-type="float">
            <text:p>0,71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112" calcext:value-type="float">
            <text:p>27,9112</text:p>
          </table:table-cell>
          <table:table-cell office:value-type="float" office:value="0.421973" calcext:value-type="float">
            <text:p>0,4219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73622" calcext:value-type="float">
            <text:p>0,736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614" calcext:value-type="float">
            <text:p>27,9614</text:p>
          </table:table-cell>
          <table:table-cell office:value-type="float" office:value="0.463899" calcext:value-type="float">
            <text:p>0,463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.76549" calcext:value-type="float">
            <text:p>0,76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61" calcext:value-type="float">
            <text:p>27,9961</text:p>
          </table:table-cell>
          <table:table-cell office:value-type="float" office:value="0.438877" calcext:value-type="float">
            <text:p>0,438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976" calcext:value-type="float">
            <text:p>0,79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725" calcext:value-type="float">
            <text:p>27,8725</text:p>
          </table:table-cell>
          <table:table-cell office:value-type="float" office:value="0.411013" calcext:value-type="float">
            <text:p>0,411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83355" calcext:value-type="float">
            <text:p>0,833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575" calcext:value-type="float">
            <text:p>27,8575</text:p>
          </table:table-cell>
          <table:table-cell office:value-type="float" office:value="0.382692" calcext:value-type="float">
            <text:p>0,382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.8598" calcext:value-type="float">
            <text:p>0,85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163" calcext:value-type="float">
            <text:p>27,8163</text:p>
          </table:table-cell>
          <table:table-cell office:value-type="float" office:value="0.38565" calcext:value-type="float">
            <text:p>0,38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889" calcext:value-type="float">
            <text:p>0,8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213" calcext:value-type="float">
            <text:p>27,8213</text:p>
          </table:table-cell>
          <table:table-cell office:value-type="float" office:value="0.370342" calcext:value-type="float">
            <text:p>0,370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2285" calcext:value-type="float">
            <text:p>0,92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77" calcext:value-type="float">
            <text:p>27,7977</text:p>
          </table:table-cell>
          <table:table-cell office:value-type="float" office:value="0.338513" calcext:value-type="float">
            <text:p>0,338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5184" calcext:value-type="float">
            <text:p>0,951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597" calcext:value-type="float">
            <text:p>27,7597</text:p>
          </table:table-cell>
          <table:table-cell office:value-type="float" office:value="0.323451" calcext:value-type="float">
            <text:p>0,323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7785" calcext:value-type="float">
            <text:p>0,97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642" calcext:value-type="float">
            <text:p>27,8642</text:p>
          </table:table-cell>
          <table:table-cell office:value-type="float" office:value="0.368693" calcext:value-type="float">
            <text:p>0,3686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.01665" calcext:value-type="float">
            <text:p>1,016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044" calcext:value-type="float">
            <text:p>27,8044</text:p>
          </table:table-cell>
          <table:table-cell office:value-type="float" office:value="0.352372" calcext:value-type="float">
            <text:p>0,3523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04361" calcext:value-type="float">
            <text:p>1,043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762" calcext:value-type="float">
            <text:p>27,7762</text:p>
          </table:table-cell>
          <table:table-cell office:value-type="float" office:value="0.347306" calcext:value-type="float">
            <text:p>0,347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.07554" calcext:value-type="float">
            <text:p>1,075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92" calcext:value-type="float">
            <text:p>27,7692</text:p>
          </table:table-cell>
          <table:table-cell office:value-type="float" office:value="0.320147" calcext:value-type="float">
            <text:p>0,32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.10896" calcext:value-type="float">
            <text:p>1,108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07" calcext:value-type="float">
            <text:p>27,7207</text:p>
          </table:table-cell>
          <table:table-cell office:value-type="float" office:value="0.336211" calcext:value-type="float">
            <text:p>0,33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.13923" calcext:value-type="float">
            <text:p>1,139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38" calcext:value-type="float">
            <text:p>27,7638</text:p>
          </table:table-cell>
          <table:table-cell office:value-type="float" office:value="0.303054" calcext:value-type="float">
            <text:p>0,303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6791" calcext:value-type="float">
            <text:p>1,167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37" calcext:value-type="float">
            <text:p>27,7237</text:p>
          </table:table-cell>
          <table:table-cell office:value-type="float" office:value="0.294704" calcext:value-type="float">
            <text:p>0,294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.20069" calcext:value-type="float">
            <text:p>1,200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492" calcext:value-type="float">
            <text:p>27,8492</text:p>
          </table:table-cell>
          <table:table-cell office:value-type="float" office:value="0.39577" calcext:value-type="float">
            <text:p>0,39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.23086" calcext:value-type="float">
            <text:p>1,230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05" calcext:value-type="float">
            <text:p>27,7605</text:p>
          </table:table-cell>
          <table:table-cell office:value-type="float" office:value="0.317276" calcext:value-type="float">
            <text:p>0,317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.26276" calcext:value-type="float">
            <text:p>1,262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21" calcext:value-type="float">
            <text:p>27,7921</text:p>
          </table:table-cell>
          <table:table-cell office:value-type="float" office:value="0.366716" calcext:value-type="float">
            <text:p>0,3667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.3031" calcext:value-type="float">
            <text:p>1,30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27" calcext:value-type="float">
            <text:p>27,7927</text:p>
          </table:table-cell>
          <table:table-cell office:value-type="float" office:value="0.36276" calcext:value-type="float">
            <text:p>0,36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.32248" calcext:value-type="float">
            <text:p>1,322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392" calcext:value-type="float">
            <text:p>27,7392</text:p>
          </table:table-cell>
          <table:table-cell office:value-type="float" office:value="0.265147" calcext:value-type="float">
            <text:p>0,265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.36085" calcext:value-type="float">
            <text:p>1,360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71" calcext:value-type="float">
            <text:p>27,7271</text:p>
          </table:table-cell>
          <table:table-cell office:value-type="float" office:value="0.329589" calcext:value-type="float">
            <text:p>0,329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.39001" calcext:value-type="float">
            <text:p>1,390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14" calcext:value-type="float">
            <text:p>27,7214</text:p>
          </table:table-cell>
          <table:table-cell office:value-type="float" office:value="0.29721" calcext:value-type="float">
            <text:p>0,29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41789" calcext:value-type="float">
            <text:p>1,417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48" calcext:value-type="float">
            <text:p>27,7248</text:p>
          </table:table-cell>
          <table:table-cell office:value-type="float" office:value="0.295027" calcext:value-type="float">
            <text:p>0,29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.4337" calcext:value-type="float">
            <text:p>1,43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349" calcext:value-type="float">
            <text:p>27,7349</text:p>
          </table:table-cell>
          <table:table-cell office:value-type="float" office:value="0.317544" calcext:value-type="float">
            <text:p>0,317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.46462" calcext:value-type="float">
            <text:p>1,464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521" calcext:value-type="float">
            <text:p>27,6521</text:p>
          </table:table-cell>
          <table:table-cell office:value-type="float" office:value="0.234484" calcext:value-type="float">
            <text:p>0,234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.50008" calcext:value-type="float">
            <text:p>1,5000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071" calcext:value-type="float">
            <text:p>27,7071</text:p>
          </table:table-cell>
          <table:table-cell office:value-type="float" office:value="0.255079" calcext:value-type="float">
            <text:p>0,255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53319" calcext:value-type="float">
            <text:p>1,533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142" calcext:value-type="float">
            <text:p>27,7142</text:p>
          </table:table-cell>
          <table:table-cell office:value-type="float" office:value="0.289485" calcext:value-type="float">
            <text:p>0,289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55444" calcext:value-type="float">
            <text:p>1,55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707" calcext:value-type="float">
            <text:p>27,6707</text:p>
          </table:table-cell>
          <table:table-cell office:value-type="float" office:value="0.228395" calcext:value-type="float">
            <text:p>0,22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.59402" calcext:value-type="float">
            <text:p>1,594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517" calcext:value-type="float">
            <text:p>27,6517</text:p>
          </table:table-cell>
          <table:table-cell office:value-type="float" office:value="0.218073" calcext:value-type="float">
            <text:p>0,2180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.62392" calcext:value-type="float">
            <text:p>1,623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838" calcext:value-type="float">
            <text:p>27,6838</text:p>
          </table:table-cell>
          <table:table-cell office:value-type="float" office:value="0.264181" calcext:value-type="float">
            <text:p>0,26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65898" calcext:value-type="float">
            <text:p>1,658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9" calcext:value-type="float">
            <text:p>27,639</text:p>
          </table:table-cell>
          <table:table-cell office:value-type="float" office:value="0.224133" calcext:value-type="float">
            <text:p>0,224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69442" calcext:value-type="float">
            <text:p>1,694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986" calcext:value-type="float">
            <text:p>27,6986</text:p>
          </table:table-cell>
          <table:table-cell office:value-type="float" office:value="0.261934" calcext:value-type="float">
            <text:p>0,261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71737" calcext:value-type="float">
            <text:p>1,717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19" calcext:value-type="float">
            <text:p>27,6119</text:p>
          </table:table-cell>
          <table:table-cell office:value-type="float" office:value="0.172253" calcext:value-type="float">
            <text:p>0,1722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.7469" calcext:value-type="float">
            <text:p>1,74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911" calcext:value-type="float">
            <text:p>27,6911</text:p>
          </table:table-cell>
          <table:table-cell office:value-type="float" office:value="0.255603" calcext:value-type="float">
            <text:p>0,255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78448" calcext:value-type="float">
            <text:p>1,78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29" calcext:value-type="float">
            <text:p>27,6429</text:p>
          </table:table-cell>
          <table:table-cell office:value-type="float" office:value="0.190659" calcext:value-type="float">
            <text:p>0,190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.79743" calcext:value-type="float">
            <text:p>1,7974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27" calcext:value-type="float">
            <text:p>27,6327</text:p>
          </table:table-cell>
          <table:table-cell office:value-type="float" office:value="0.179533" calcext:value-type="float">
            <text:p>0,179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84737" calcext:value-type="float">
            <text:p>1,847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75" calcext:value-type="float">
            <text:p>27,6275</text:p>
          </table:table-cell>
          <table:table-cell office:value-type="float" office:value="0.205557" calcext:value-type="float">
            <text:p>0,2055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88179" calcext:value-type="float">
            <text:p>1,881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47" calcext:value-type="float">
            <text:p>27,6447</text:p>
          </table:table-cell>
          <table:table-cell office:value-type="float" office:value="0.201646" calcext:value-type="float">
            <text:p>0,20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.89482" calcext:value-type="float">
            <text:p>1,894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31" calcext:value-type="float">
            <text:p>27,6231</text:p>
          </table:table-cell>
          <table:table-cell office:value-type="float" office:value="0.216053" calcext:value-type="float">
            <text:p>0,216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92568" calcext:value-type="float">
            <text:p>1,925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637" calcext:value-type="float">
            <text:p>27,6637</text:p>
          </table:table-cell>
          <table:table-cell office:value-type="float" office:value="0.253199" calcext:value-type="float">
            <text:p>0,253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95262" calcext:value-type="float">
            <text:p>1,952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4" calcext:value-type="float">
            <text:p>27,5974</text:p>
          </table:table-cell>
          <table:table-cell office:value-type="float" office:value="0.188166" calcext:value-type="float">
            <text:p>0,188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.97558" calcext:value-type="float">
            <text:p>1,975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57" calcext:value-type="float">
            <text:p>27,6357</text:p>
          </table:table-cell>
          <table:table-cell office:value-type="float" office:value="0.216615" calcext:value-type="float">
            <text:p>0,216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.03336" calcext:value-type="float">
            <text:p>2,0333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91" calcext:value-type="float">
            <text:p>27,6291</text:p>
          </table:table-cell>
          <table:table-cell office:value-type="float" office:value="0.199136" calcext:value-type="float">
            <text:p>0,199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.04326" calcext:value-type="float">
            <text:p>2,043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25" calcext:value-type="float">
            <text:p>27,6325</text:p>
          </table:table-cell>
          <table:table-cell office:value-type="float" office:value="0.192164" calcext:value-type="float">
            <text:p>0,192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.0738" calcext:value-type="float">
            <text:p>2,07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79" calcext:value-type="float">
            <text:p>27,5779</text:p>
          </table:table-cell>
          <table:table-cell office:value-type="float" office:value="0.142244" calcext:value-type="float">
            <text:p>0,142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.10772" calcext:value-type="float">
            <text:p>2,1077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66" calcext:value-type="float">
            <text:p>27,5866</text:p>
          </table:table-cell>
          <table:table-cell office:value-type="float" office:value="0.163691" calcext:value-type="float">
            <text:p>0,163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.13686" calcext:value-type="float">
            <text:p>2,136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86" calcext:value-type="float">
            <text:p>27,5986</text:p>
          </table:table-cell>
          <table:table-cell office:value-type="float" office:value="0.15927" calcext:value-type="float">
            <text:p>0,1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2.16364" calcext:value-type="float">
            <text:p>2,1636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57" calcext:value-type="float">
            <text:p>27,6357</text:p>
          </table:table-cell>
          <table:table-cell office:value-type="float" office:value="0.194629" calcext:value-type="float">
            <text:p>0,194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.20406" calcext:value-type="float">
            <text:p>2,204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76" calcext:value-type="float">
            <text:p>27,6076</text:p>
          </table:table-cell>
          <table:table-cell office:value-type="float" office:value="0.170718" calcext:value-type="float">
            <text:p>0,170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.23681" calcext:value-type="float">
            <text:p>2,2368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23" calcext:value-type="float">
            <text:p>27,6023</text:p>
          </table:table-cell>
          <table:table-cell office:value-type="float" office:value="0.161648" calcext:value-type="float">
            <text:p>0,161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.26862" calcext:value-type="float">
            <text:p>2,268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57" calcext:value-type="float">
            <text:p>27,6157</text:p>
          </table:table-cell>
          <table:table-cell office:value-type="float" office:value="0.192204" calcext:value-type="float">
            <text:p>0,192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.30259" calcext:value-type="float">
            <text:p>2,302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71" calcext:value-type="float">
            <text:p>27,5871</text:p>
          </table:table-cell>
          <table:table-cell office:value-type="float" office:value="0.143447" calcext:value-type="float">
            <text:p>0,143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.32953" calcext:value-type="float">
            <text:p>2,3295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42" calcext:value-type="float">
            <text:p>27,6242</text:p>
          </table:table-cell>
          <table:table-cell office:value-type="float" office:value="0.19014" calcext:value-type="float">
            <text:p>0,19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2.35284" calcext:value-type="float">
            <text:p>2,352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36" calcext:value-type="float">
            <text:p>27,5836</text:p>
          </table:table-cell>
          <table:table-cell office:value-type="float" office:value="0.143259" calcext:value-type="float">
            <text:p>0,1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.38916" calcext:value-type="float">
            <text:p>2,389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63" calcext:value-type="float">
            <text:p>27,5563</text:p>
          </table:table-cell>
          <table:table-cell office:value-type="float" office:value="0.103496" calcext:value-type="float">
            <text:p>0,103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2.41536" calcext:value-type="float">
            <text:p>2,4153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19" calcext:value-type="float">
            <text:p>27,6019</text:p>
          </table:table-cell>
          <table:table-cell office:value-type="float" office:value="0.163093" calcext:value-type="float">
            <text:p>0,163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2.45858" calcext:value-type="float">
            <text:p>2,458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17" calcext:value-type="float">
            <text:p>27,6217</text:p>
          </table:table-cell>
          <table:table-cell office:value-type="float" office:value="0.211148" calcext:value-type="float">
            <text:p>0,211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.47855" calcext:value-type="float">
            <text:p>2,478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5" calcext:value-type="float">
            <text:p>27,5975</text:p>
          </table:table-cell>
          <table:table-cell office:value-type="float" office:value="0.196687" calcext:value-type="float">
            <text:p>0,196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.50898" calcext:value-type="float">
            <text:p>2,508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87" calcext:value-type="float">
            <text:p>27,5587</text:p>
          </table:table-cell>
          <table:table-cell office:value-type="float" office:value="0.107465" calcext:value-type="float">
            <text:p>0,107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.53663" calcext:value-type="float">
            <text:p>2,5366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35" calcext:value-type="float">
            <text:p>27,6135</text:p>
          </table:table-cell>
          <table:table-cell office:value-type="float" office:value="0.193201" calcext:value-type="float">
            <text:p>0,193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.55865" calcext:value-type="float">
            <text:p>2,558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95" calcext:value-type="float">
            <text:p>27,5795</text:p>
          </table:table-cell>
          <table:table-cell office:value-type="float" office:value="0.143014" calcext:value-type="float">
            <text:p>0,143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.59276" calcext:value-type="float">
            <text:p>2,592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14" calcext:value-type="float">
            <text:p>27,5914</text:p>
          </table:table-cell>
          <table:table-cell office:value-type="float" office:value="0.141805" calcext:value-type="float">
            <text:p>0,141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.61824" calcext:value-type="float">
            <text:p>2,6182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55" calcext:value-type="float">
            <text:p>27,5855</text:p>
          </table:table-cell>
          <table:table-cell office:value-type="float" office:value="0.160598" calcext:value-type="float">
            <text:p>0,1605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2.65059" calcext:value-type="float">
            <text:p>2,650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49" calcext:value-type="float">
            <text:p>27,5749</text:p>
          </table:table-cell>
          <table:table-cell office:value-type="float" office:value="0.124244" calcext:value-type="float">
            <text:p>0,124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.68251" calcext:value-type="float">
            <text:p>2,682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62" calcext:value-type="float">
            <text:p>27,5462</text:p>
          </table:table-cell>
          <table:table-cell office:value-type="float" office:value="0.0837166" calcext:value-type="float">
            <text:p>0,0837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.71145" calcext:value-type="float">
            <text:p>2,711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95" calcext:value-type="float">
            <text:p>27,5695</text:p>
          </table:table-cell>
          <table:table-cell office:value-type="float" office:value="0.137954" calcext:value-type="float">
            <text:p>0,137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74647" calcext:value-type="float">
            <text:p>2,746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21" calcext:value-type="float">
            <text:p>27,5721</text:p>
          </table:table-cell>
          <table:table-cell office:value-type="float" office:value="0.12897" calcext:value-type="float">
            <text:p>0,12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2.77478" calcext:value-type="float">
            <text:p>2,774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25" calcext:value-type="float">
            <text:p>27,5925</text:p>
          </table:table-cell>
          <table:table-cell office:value-type="float" office:value="0.167542" calcext:value-type="float">
            <text:p>0,1675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.81157" calcext:value-type="float">
            <text:p>2,811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5" calcext:value-type="float">
            <text:p>27,5975</text:p>
          </table:table-cell>
          <table:table-cell office:value-type="float" office:value="0.153657" calcext:value-type="float">
            <text:p>0,153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.84086" calcext:value-type="float">
            <text:p>2,840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01" calcext:value-type="float">
            <text:p>27,5601</text:p>
          </table:table-cell>
          <table:table-cell office:value-type="float" office:value="0.107057" calcext:value-type="float">
            <text:p>0,1070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.86552" calcext:value-type="float">
            <text:p>2,865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33" calcext:value-type="float">
            <text:p>27,5533</text:p>
          </table:table-cell>
          <table:table-cell office:value-type="float" office:value="0.104907" calcext:value-type="float">
            <text:p>0,104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.89896" calcext:value-type="float">
            <text:p>2,898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44" calcext:value-type="float">
            <text:p>27,5744</text:p>
          </table:table-cell>
          <table:table-cell office:value-type="float" office:value="0.126351" calcext:value-type="float">
            <text:p>0,126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91616" calcext:value-type="float">
            <text:p>2,916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56" calcext:value-type="float">
            <text:p>27,5556</text:p>
          </table:table-cell>
          <table:table-cell office:value-type="float" office:value="0.106854" calcext:value-type="float">
            <text:p>0,106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.95734" calcext:value-type="float">
            <text:p>2,957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63" calcext:value-type="float">
            <text:p>27,5663</text:p>
          </table:table-cell>
          <table:table-cell office:value-type="float" office:value="0.134219" calcext:value-type="float">
            <text:p>0,134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.9959" calcext:value-type="float">
            <text:p>2,99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32" calcext:value-type="float">
            <text:p>27,5632</text:p>
          </table:table-cell>
          <table:table-cell office:value-type="float" office:value="0.123718" calcext:value-type="float">
            <text:p>0,123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3.0315" calcext:value-type="float">
            <text:p>3,031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03" calcext:value-type="float">
            <text:p>27,5603</text:p>
          </table:table-cell>
          <table:table-cell office:value-type="float" office:value="0.119174" calcext:value-type="float">
            <text:p>0,1191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4085" calcext:value-type="float">
            <text:p>3,040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2" calcext:value-type="float">
            <text:p>27,572</text:p>
          </table:table-cell>
          <table:table-cell office:value-type="float" office:value="0.13133" calcext:value-type="float">
            <text:p>0,13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.07646" calcext:value-type="float">
            <text:p>3,0764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59" calcext:value-type="float">
            <text:p>27,5659</text:p>
          </table:table-cell>
          <table:table-cell office:value-type="float" office:value="0.141654" calcext:value-type="float">
            <text:p>0,141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.10289" calcext:value-type="float">
            <text:p>3,102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06" calcext:value-type="float">
            <text:p>27,5706</text:p>
          </table:table-cell>
          <table:table-cell office:value-type="float" office:value="0.13122" calcext:value-type="float">
            <text:p>0,1312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nts 5 iters" table:style-name="ta1">
        <table:shapes>
          <draw:frame draw:z-index="0" draw:style-name="gr1" draw:text-style-name="P1" svg:width="159.79mm" svg:height="122.7mm" svg:x="178.56mm" svg:y="4.25mm">
            <loext:p draw:notify-on-update-of-ranges="'iters 5 ants'.A2:'iters 5 ants'.A101 'ants 5 iters'.A1:'ants 5 iters'.A70 'ants 5 iters'.E1:'ants 5 iters'.E1 'ants 5 iters'.E1:'ants 5 iters'.E7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79mm" svg:height="122.72mm" svg:x="178.85mm" svg:y="132.81mm">
            <loext:p draw:notify-on-update-of-ranges="'iters 5 ants'.B2:'iters 5 ants'.B101 'ants 5 iters'.A1:'ants 5 iters'.A70 'iters 5 ants'.E1:'iters 5 ants'.E1 'ants 5 iters'.F1:'ants 5 iters'.F7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79mm" svg:height="122.72mm" svg:x="357.01mm" svg:y="3.72mm">
            <loext:p draw:notify-on-update-of-ranges="'ants 5 iters'.A1:'ants 5 iters'.A70 'ants 5 iters'.A1:'ants 5 iters'.A70 'iters 5 ants'.E1:'iters 5 ants'.E1 'ants 5 iters'.C1:'ants 5 iters'.C6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3.1341" calcext:value-type="float">
            <text:p>33,1341</text:p>
          </table:table-cell>
          <table:table-cell office:value-type="float" office:value="1.79263" calcext:value-type="float">
            <text:p>1,79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28.094" calcext:value-type="float">
            <text:p>28,094</text:p>
          </table:table-cell>
          <table:table-cell office:value-type="float" office:value="30.9402" calcext:value-type="float">
            <text:p>30,9402</text:p>
          </table:table-cell>
          <table:table-cell office:value-type="float" office:value="1.43461" calcext:value-type="float">
            <text:p>1,43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79" calcext:value-type="float">
            <text:p>0,075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5059" calcext:value-type="float">
            <text:p>30,5059</text:p>
          </table:table-cell>
          <table:table-cell office:value-type="float" office:value="1.2781" calcext:value-type="float">
            <text:p>1,2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7917" calcext:value-type="float">
            <text:p>0,079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9356" calcext:value-type="float">
            <text:p>29,9356</text:p>
          </table:table-cell>
          <table:table-cell office:value-type="float" office:value="1.15646" calcext:value-type="float">
            <text:p>1,15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8982" calcext:value-type="float">
            <text:p>0,089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8452" calcext:value-type="float">
            <text:p>29,8452</text:p>
          </table:table-cell>
          <table:table-cell office:value-type="float" office:value="1.0838" calcext:value-type="float">
            <text:p>1,0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9686" calcext:value-type="float">
            <text:p>0,096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6114" calcext:value-type="float">
            <text:p>29,6114</text:p>
          </table:table-cell>
          <table:table-cell office:value-type="float" office:value="0.938581" calcext:value-type="float">
            <text:p>0,938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1188" calcext:value-type="float">
            <text:p>0,1118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4521" calcext:value-type="float">
            <text:p>29,4521</text:p>
          </table:table-cell>
          <table:table-cell office:value-type="float" office:value="1.00802" calcext:value-type="float">
            <text:p>1,00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2427" calcext:value-type="float">
            <text:p>0,124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874" calcext:value-type="float">
            <text:p>29,1874</text:p>
          </table:table-cell>
          <table:table-cell office:value-type="float" office:value="0.918136" calcext:value-type="float">
            <text:p>0,918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2318" calcext:value-type="float">
            <text:p>0,123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3327" calcext:value-type="float">
            <text:p>29,3327</text:p>
          </table:table-cell>
          <table:table-cell office:value-type="float" office:value="0.830451" calcext:value-type="float">
            <text:p>0,830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4392" calcext:value-type="float">
            <text:p>0,143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654" calcext:value-type="float">
            <text:p>29,0654</text:p>
          </table:table-cell>
          <table:table-cell office:value-type="float" office:value="0.952912" calcext:value-type="float">
            <text:p>0,9529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15071" calcext:value-type="float">
            <text:p>0,150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537" calcext:value-type="float">
            <text:p>29,0537</text:p>
          </table:table-cell>
          <table:table-cell office:value-type="float" office:value="0.843701" calcext:value-type="float">
            <text:p>0,843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15606" calcext:value-type="float">
            <text:p>0,156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577" calcext:value-type="float">
            <text:p>28,9577</text:p>
          </table:table-cell>
          <table:table-cell office:value-type="float" office:value="0.868501" calcext:value-type="float">
            <text:p>0,8685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16307" calcext:value-type="float">
            <text:p>0,1630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269" calcext:value-type="float">
            <text:p>28,9269</text:p>
          </table:table-cell>
          <table:table-cell office:value-type="float" office:value="0.776598" calcext:value-type="float">
            <text:p>0,7765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18641" calcext:value-type="float">
            <text:p>0,186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864" calcext:value-type="float">
            <text:p>28,9864</text:p>
          </table:table-cell>
          <table:table-cell office:value-type="float" office:value="0.72244" calcext:value-type="float">
            <text:p>0,72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17967" calcext:value-type="float">
            <text:p>0,1796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653" calcext:value-type="float">
            <text:p>28,8653</text:p>
          </table:table-cell>
          <table:table-cell office:value-type="float" office:value="0.790106" calcext:value-type="float">
            <text:p>0,790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004" calcext:value-type="float">
            <text:p>0,200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379" calcext:value-type="float">
            <text:p>28,8379</text:p>
          </table:table-cell>
          <table:table-cell office:value-type="float" office:value="0.711647" calcext:value-type="float">
            <text:p>0,711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19802" calcext:value-type="float">
            <text:p>0,198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543" calcext:value-type="float">
            <text:p>28,8543</text:p>
          </table:table-cell>
          <table:table-cell office:value-type="float" office:value="0.742377" calcext:value-type="float">
            <text:p>0,742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1674" calcext:value-type="float">
            <text:p>0,216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521" calcext:value-type="float">
            <text:p>28,6521</text:p>
          </table:table-cell>
          <table:table-cell office:value-type="float" office:value="0.752519" calcext:value-type="float">
            <text:p>0,752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452" calcext:value-type="float">
            <text:p>28,6452</text:p>
          </table:table-cell>
          <table:table-cell office:value-type="float" office:value="0.712802" calcext:value-type="float">
            <text:p>0,712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3432" calcext:value-type="float">
            <text:p>0,234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937" calcext:value-type="float">
            <text:p>28,6937</text:p>
          </table:table-cell>
          <table:table-cell office:value-type="float" office:value="0.676257" calcext:value-type="float">
            <text:p>0,676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1047" calcext:value-type="float">
            <text:p>0,410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44" calcext:value-type="float">
            <text:p>28,2744</text:p>
          </table:table-cell>
          <table:table-cell office:value-type="float" office:value="0.589037" calcext:value-type="float">
            <text:p>0,5890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57848" calcext:value-type="float">
            <text:p>0,578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17" calcext:value-type="float">
            <text:p>28,0317</text:p>
          </table:table-cell>
          <table:table-cell office:value-type="float" office:value="0.489548" calcext:value-type="float">
            <text:p>0,4895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74448" calcext:value-type="float">
            <text:p>0,74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22" calcext:value-type="float">
            <text:p>27,8822</text:p>
          </table:table-cell>
          <table:table-cell office:value-type="float" office:value="0.441518" calcext:value-type="float">
            <text:p>0,441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1132" calcext:value-type="float">
            <text:p>0,911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901" calcext:value-type="float">
            <text:p>27,8901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.08171" calcext:value-type="float">
            <text:p>1,081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138" calcext:value-type="float">
            <text:p>27,8138</text:p>
          </table:table-cell>
          <table:table-cell office:value-type="float" office:value="0.358353" calcext:value-type="float">
            <text:p>0,358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.26362" calcext:value-type="float">
            <text:p>1,263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815" calcext:value-type="float">
            <text:p>27,7815</text:p>
          </table:table-cell>
          <table:table-cell office:value-type="float" office:value="0.333033" calcext:value-type="float">
            <text:p>0,333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.42065" calcext:value-type="float">
            <text:p>1,420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62" calcext:value-type="float">
            <text:p>27,7662</text:p>
          </table:table-cell>
          <table:table-cell office:value-type="float" office:value="0.348484" calcext:value-type="float">
            <text:p>0,348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.60118" calcext:value-type="float">
            <text:p>1,601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626" calcext:value-type="float">
            <text:p>27,6626</text:p>
          </table:table-cell>
          <table:table-cell office:value-type="float" office:value="0.240118" calcext:value-type="float">
            <text:p>0,240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.74581" calcext:value-type="float">
            <text:p>1,7458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05" calcext:value-type="float">
            <text:p>27,6405</text:p>
          </table:table-cell>
          <table:table-cell office:value-type="float" office:value="0.229164" calcext:value-type="float">
            <text:p>0,229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1.91146" calcext:value-type="float">
            <text:p>1,9114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85" calcext:value-type="float">
            <text:p>27,5985</text:p>
          </table:table-cell>
          <table:table-cell office:value-type="float" office:value="0.133649" calcext:value-type="float">
            <text:p>0,133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.07068" calcext:value-type="float">
            <text:p>2,070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68" calcext:value-type="float">
            <text:p>27,6068</text:p>
          </table:table-cell>
          <table:table-cell office:value-type="float" office:value="0.162211" calcext:value-type="float">
            <text:p>0,162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.24745" calcext:value-type="float">
            <text:p>2,247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12" calcext:value-type="float">
            <text:p>27,6112</text:p>
          </table:table-cell>
          <table:table-cell office:value-type="float" office:value="0.161585" calcext:value-type="float">
            <text:p>0,161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2.42301" calcext:value-type="float">
            <text:p>2,423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35" calcext:value-type="float">
            <text:p>27,6335</text:p>
          </table:table-cell>
          <table:table-cell office:value-type="float" office:value="0.225436" calcext:value-type="float">
            <text:p>0,22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.56754" calcext:value-type="float">
            <text:p>2,567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65" calcext:value-type="float">
            <text:p>27,6065</text:p>
          </table:table-cell>
          <table:table-cell office:value-type="float" office:value="0.189962" calcext:value-type="float">
            <text:p>0,1899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2.74922" calcext:value-type="float">
            <text:p>2,749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88" calcext:value-type="float">
            <text:p>27,5688</text:p>
          </table:table-cell>
          <table:table-cell office:value-type="float" office:value="0.128071" calcext:value-type="float">
            <text:p>0,128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2.90679" calcext:value-type="float">
            <text:p>2,906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23" calcext:value-type="float">
            <text:p>27,5523</text:p>
          </table:table-cell>
          <table:table-cell office:value-type="float" office:value="0.103195" calcext:value-type="float">
            <text:p>0,103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.06882" calcext:value-type="float">
            <text:p>3,068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4" calcext:value-type="float">
            <text:p>27,544</text:p>
          </table:table-cell>
          <table:table-cell office:value-type="float" office:value="0.0890236" calcext:value-type="float">
            <text:p>0,08902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3.25719" calcext:value-type="float">
            <text:p>3,257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7" calcext:value-type="float">
            <text:p>27,567</text:p>
          </table:table-cell>
          <table:table-cell office:value-type="float" office:value="0.133663" calcext:value-type="float">
            <text:p>0,133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.40558" calcext:value-type="float">
            <text:p>3,405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65" calcext:value-type="float">
            <text:p>27,5665</text:p>
          </table:table-cell>
          <table:table-cell office:value-type="float" office:value="0.137365" calcext:value-type="float">
            <text:p>0,1373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3.58359" calcext:value-type="float">
            <text:p>3,583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74" calcext:value-type="float">
            <text:p>27,5274</text:p>
          </table:table-cell>
          <table:table-cell office:value-type="float" office:value="0.0480434" calcext:value-type="float">
            <text:p>0,0480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3.75807" calcext:value-type="float">
            <text:p>3,7580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59" calcext:value-type="float">
            <text:p>27,5359</text:p>
          </table:table-cell>
          <table:table-cell office:value-type="float" office:value="0.0902371" calcext:value-type="float">
            <text:p>0,0902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3.90292" calcext:value-type="float">
            <text:p>3,90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46" calcext:value-type="float">
            <text:p>27,5346</text:p>
          </table:table-cell>
          <table:table-cell office:value-type="float" office:value="0.0683169" calcext:value-type="float">
            <text:p>0,068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.06125" calcext:value-type="float">
            <text:p>4,061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" calcext:value-type="float">
            <text:p>27,525</text:p>
          </table:table-cell>
          <table:table-cell office:value-type="float" office:value="0.057119" calcext:value-type="float">
            <text:p>0,057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,2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26" calcext:value-type="float">
            <text:p>27,5326</text:p>
          </table:table-cell>
          <table:table-cell office:value-type="float" office:value="0.0755231" calcext:value-type="float">
            <text:p>0,0755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4.40594" calcext:value-type="float">
            <text:p>4,4059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26" calcext:value-type="float">
            <text:p>27,5426</text:p>
          </table:table-cell>
          <table:table-cell office:value-type="float" office:value="0.0769799" calcext:value-type="float">
            <text:p>0,0769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4.56292" calcext:value-type="float">
            <text:p>4,56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04" calcext:value-type="float">
            <text:p>27,5304</text:p>
          </table:table-cell>
          <table:table-cell office:value-type="float" office:value="0.0681927" calcext:value-type="float">
            <text:p>0,0681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4.70934" calcext:value-type="float">
            <text:p>4,709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4" calcext:value-type="float">
            <text:p>27,5254</text:p>
          </table:table-cell>
          <table:table-cell office:value-type="float" office:value="0.0440901" calcext:value-type="float">
            <text:p>0,04409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4.92201" calcext:value-type="float">
            <text:p>4,922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95" calcext:value-type="float">
            <text:p>27,5295</text:p>
          </table:table-cell>
          <table:table-cell office:value-type="float" office:value="0.0516161" calcext:value-type="float">
            <text:p>0,0516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5.07857" calcext:value-type="float">
            <text:p>5,078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5.23644" calcext:value-type="float">
            <text:p>5,236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67" calcext:value-type="float">
            <text:p>27,5267</text:p>
          </table:table-cell>
          <table:table-cell office:value-type="float" office:value="0.0703795" calcext:value-type="float">
            <text:p>0,0703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5.39459" calcext:value-type="float">
            <text:p>5,394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89" calcext:value-type="float">
            <text:p>27,5189</text:p>
          </table:table-cell>
          <table:table-cell office:value-type="float" office:value="0.0357732" calcext:value-type="float">
            <text:p>0,03577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5.5545" calcext:value-type="float">
            <text:p>5,5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9" calcext:value-type="float">
            <text:p>27,529</text:p>
          </table:table-cell>
          <table:table-cell office:value-type="float" office:value="0.0561331" calcext:value-type="float">
            <text:p>0,0561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5.71319" calcext:value-type="float">
            <text:p>5,713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14" calcext:value-type="float">
            <text:p>27,5214</text:p>
          </table:table-cell>
          <table:table-cell office:value-type="float" office:value="0.0345097" calcext:value-type="float">
            <text:p>0,0345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5.86229" calcext:value-type="float">
            <text:p>5,862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.04627" calcext:value-type="float">
            <text:p>6,04627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1226" calcext:value-type="float">
            <text:p>4,2122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.23765" calcext:value-type="float">
            <text:p>6,2376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347" calcext:value-type="float">
            <text:p>4,2434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6.37274" calcext:value-type="float">
            <text:p>6,372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" calcext:value-type="float">
            <text:p>27,525</text:p>
          </table:table-cell>
          <table:table-cell office:value-type="float" office:value="0.0492646" calcext:value-type="float">
            <text:p>0,0492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office:value-type="float" office:value="6.54863" calcext:value-type="float">
            <text:p>6,5486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.69116" calcext:value-type="float">
            <text:p>6,691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" calcext:value-type="float">
            <text:p>5</text:p>
          </table:table-cell>
          <table:table-cell office:value-type="float" office:value="6.87743" calcext:value-type="float">
            <text:p>6,8774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3656" calcext:value-type="float">
            <text:p>4,2365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7.01742" calcext:value-type="float">
            <text:p>7,017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office:value-type="float" office:value="7.21009" calcext:value-type="float">
            <text:p>7,2100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7.36169" calcext:value-type="float">
            <text:p>7,361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7.50034" calcext:value-type="float">
            <text:p>7,5003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347" calcext:value-type="float">
            <text:p>4,2434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office:value-type="float" office:value="7.69955" calcext:value-type="float">
            <text:p>7,6995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float" office:value="7.79225" calcext:value-type="float">
            <text:p>7,7922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8.03654" calcext:value-type="float">
            <text:p>8,036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8.11631" calcext:value-type="float">
            <text:p>8,1163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.28855" calcext:value-type="float">
            <text:p>8,288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nts 10 iters" table:style-name="ta1">
        <table:shapes>
          <draw:frame draw:z-index="0" draw:style-name="gr1" draw:text-style-name="P1" svg:width="159.79mm" svg:height="122.7mm" svg:x="203.1mm" svg:y="5.06mm">
            <loext:p draw:notify-on-update-of-ranges="'ants 10 iters'.E1:'ants 10 iters'.E70 'ants 5 iters'.A1:'ants 5 iters'.A70 'ants 10 iters'.E1:'ants 10 iters'.E1 'ants 5 iters'.E1:'ants 5 iters'.E7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79mm" svg:height="122.72mm" svg:x="203.39mm" svg:y="133.62mm">
            <loext:p draw:notify-on-update-of-ranges="'iters 5 ants'.B2:'iters 5 ants'.B101 'ants 5 iters'.A1:'ants 5 iters'.A70 'ants 10 iters'.F1:'ants 10 iters'.F7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79mm" svg:height="122.72mm" svg:x="375.14mm" svg:y="15.42mm">
            <loext:p draw:notify-on-update-of-ranges="'ants 5 iters'.C1:'ants 5 iters'.C70 'ants 5 iters'.A1:'ants 5 iters'.A70 'ants 10 iters'.C1:'ants 10 iters'.C6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529" calcext:value-type="float">
            <text:p>0,06529</text:p>
          </table:table-cell>
          <table:table-cell office:value-type="float" office:value="28.4853" calcext:value-type="float">
            <text:p>28,4853</text:p>
          </table:table-cell>
          <table:table-cell office:value-type="float" office:value="31.6031" calcext:value-type="float">
            <text:p>31,6031</text:p>
          </table:table-cell>
          <table:table-cell office:value-type="float" office:value="1.68641" calcext:value-type="float">
            <text:p>1,68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8311" calcext:value-type="float">
            <text:p>0,0831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2297" calcext:value-type="float">
            <text:p>30,2297</text:p>
          </table:table-cell>
          <table:table-cell office:value-type="float" office:value="1.16866" calcext:value-type="float">
            <text:p>1,168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0722" calcext:value-type="float">
            <text:p>0,107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993" calcext:value-type="float">
            <text:p>29,5993</text:p>
          </table:table-cell>
          <table:table-cell office:value-type="float" office:value="0.932507" calcext:value-type="float">
            <text:p>0,9325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68" calcext:value-type="float">
            <text:p>0,122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506" calcext:value-type="float">
            <text:p>29,5506</text:p>
          </table:table-cell>
          <table:table-cell office:value-type="float" office:value="0.803841" calcext:value-type="float">
            <text:p>0,803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4545" calcext:value-type="float">
            <text:p>0,14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765" calcext:value-type="float">
            <text:p>29,1765</text:p>
          </table:table-cell>
          <table:table-cell office:value-type="float" office:value="0.854841" calcext:value-type="float">
            <text:p>0,854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16031" calcext:value-type="float">
            <text:p>0,160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98" calcext:value-type="float">
            <text:p>29,098</text:p>
          </table:table-cell>
          <table:table-cell office:value-type="float" office:value="0.756379" calcext:value-type="float">
            <text:p>0,756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8489" calcext:value-type="float">
            <text:p>0,184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327" calcext:value-type="float">
            <text:p>28,9327</text:p>
          </table:table-cell>
          <table:table-cell office:value-type="float" office:value="0.733375" calcext:value-type="float">
            <text:p>0,73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0112" calcext:value-type="float">
            <text:p>0,201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947" calcext:value-type="float">
            <text:p>28,8947</text:p>
          </table:table-cell>
          <table:table-cell office:value-type="float" office:value="0.707495" calcext:value-type="float">
            <text:p>0,707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1919" calcext:value-type="float">
            <text:p>0,219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803" calcext:value-type="float">
            <text:p>28,7803</text:p>
          </table:table-cell>
          <table:table-cell office:value-type="float" office:value="0.677964" calcext:value-type="float">
            <text:p>0,677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4151" calcext:value-type="float">
            <text:p>0,241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308" calcext:value-type="float">
            <text:p>28,6308</text:p>
          </table:table-cell>
          <table:table-cell office:value-type="float" office:value="0.643434" calcext:value-type="float">
            <text:p>0,643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549" calcext:value-type="float">
            <text:p>0,2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81" calcext:value-type="float">
            <text:p>28,6681</text:p>
          </table:table-cell>
          <table:table-cell office:value-type="float" office:value="0.676616" calcext:value-type="float">
            <text:p>0,6766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6935" calcext:value-type="float">
            <text:p>0,2693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522" calcext:value-type="float">
            <text:p>28,5522</text:p>
          </table:table-cell>
          <table:table-cell office:value-type="float" office:value="0.646111" calcext:value-type="float">
            <text:p>0,646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28897" calcext:value-type="float">
            <text:p>0,288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387" calcext:value-type="float">
            <text:p>28,5387</text:p>
          </table:table-cell>
          <table:table-cell office:value-type="float" office:value="0.696533" calcext:value-type="float">
            <text:p>0,696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0585" calcext:value-type="float">
            <text:p>0,305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901" calcext:value-type="float">
            <text:p>28,4901</text:p>
          </table:table-cell>
          <table:table-cell office:value-type="float" office:value="0.714163" calcext:value-type="float">
            <text:p>0,7141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2141" calcext:value-type="float">
            <text:p>0,321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197" calcext:value-type="float">
            <text:p>28,5197</text:p>
          </table:table-cell>
          <table:table-cell office:value-type="float" office:value="0.627342" calcext:value-type="float">
            <text:p>0,62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3455" calcext:value-type="float">
            <text:p>0,334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88" calcext:value-type="float">
            <text:p>28,4888</text:p>
          </table:table-cell>
          <table:table-cell office:value-type="float" office:value="0.621218" calcext:value-type="float">
            <text:p>0,621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6434" calcext:value-type="float">
            <text:p>0,364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252" calcext:value-type="float">
            <text:p>28,3252</text:p>
          </table:table-cell>
          <table:table-cell office:value-type="float" office:value="0.575957" calcext:value-type="float">
            <text:p>0,575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326" calcext:value-type="float">
            <text:p>0,373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802" calcext:value-type="float">
            <text:p>28,2802</text:p>
          </table:table-cell>
          <table:table-cell office:value-type="float" office:value="0.591345" calcext:value-type="float">
            <text:p>0,591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8997" calcext:value-type="float">
            <text:p>0,389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524" calcext:value-type="float">
            <text:p>28,3524</text:p>
          </table:table-cell>
          <table:table-cell office:value-type="float" office:value="0.621032" calcext:value-type="float">
            <text:p>0,621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586" calcext:value-type="float">
            <text:p>0,405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343" calcext:value-type="float">
            <text:p>28,3343</text:p>
          </table:table-cell>
          <table:table-cell office:value-type="float" office:value="0.620855" calcext:value-type="float">
            <text:p>0,620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133" calcext:value-type="float">
            <text:p>0,751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4" calcext:value-type="float">
            <text:p>27,924</text:p>
          </table:table-cell>
          <table:table-cell office:value-type="float" office:value="0.453771" calcext:value-type="float">
            <text:p>0,453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07803" calcext:value-type="float">
            <text:p>1,0780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512" calcext:value-type="float">
            <text:p>27,7512</text:p>
          </table:table-cell>
          <table:table-cell office:value-type="float" office:value="0.314663" calcext:value-type="float">
            <text:p>0,314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41391" calcext:value-type="float">
            <text:p>1,413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183" calcext:value-type="float">
            <text:p>27,7183</text:p>
          </table:table-cell>
          <table:table-cell office:value-type="float" office:value="0.258201" calcext:value-type="float">
            <text:p>0,25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75268" calcext:value-type="float">
            <text:p>1,752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25" calcext:value-type="float">
            <text:p>27,6425</text:p>
          </table:table-cell>
          <table:table-cell office:value-type="float" office:value="0.209595" calcext:value-type="float">
            <text:p>0,2095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.06978" calcext:value-type="float">
            <text:p>2,069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32" calcext:value-type="float">
            <text:p>27,6232</text:p>
          </table:table-cell>
          <table:table-cell office:value-type="float" office:value="0.185836" calcext:value-type="float">
            <text:p>0,1858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.39549" calcext:value-type="float">
            <text:p>2,39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09" calcext:value-type="float">
            <text:p>27,5809</text:p>
          </table:table-cell>
          <table:table-cell office:value-type="float" office:value="0.131743" calcext:value-type="float">
            <text:p>0,1317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.73982" calcext:value-type="float">
            <text:p>2,739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63" calcext:value-type="float">
            <text:p>27,5863</text:p>
          </table:table-cell>
          <table:table-cell office:value-type="float" office:value="0.157165" calcext:value-type="float">
            <text:p>0,1571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3.07525" calcext:value-type="float">
            <text:p>3,07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31" calcext:value-type="float">
            <text:p>27,5731</text:p>
          </table:table-cell>
          <table:table-cell office:value-type="float" office:value="0.127997" calcext:value-type="float">
            <text:p>0,127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40861" calcext:value-type="float">
            <text:p>3,408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38" calcext:value-type="float">
            <text:p>27,5538</text:p>
          </table:table-cell>
          <table:table-cell office:value-type="float" office:value="0.102454" calcext:value-type="float">
            <text:p>0,102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.74021" calcext:value-type="float">
            <text:p>3,7402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82" calcext:value-type="float">
            <text:p>27,5482</text:p>
          </table:table-cell>
          <table:table-cell office:value-type="float" office:value="0.098103" calcext:value-type="float">
            <text:p>0,098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4.05952" calcext:value-type="float">
            <text:p>4,059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64" calcext:value-type="float">
            <text:p>27,5364</text:p>
          </table:table-cell>
          <table:table-cell office:value-type="float" office:value="0.0787088" calcext:value-type="float">
            <text:p>0,0787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4.39448" calcext:value-type="float">
            <text:p>4,39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94" calcext:value-type="float">
            <text:p>27,5494</text:p>
          </table:table-cell>
          <table:table-cell office:value-type="float" office:value="0.106755" calcext:value-type="float">
            <text:p>0,106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4.70927" calcext:value-type="float">
            <text:p>4,709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3" calcext:value-type="float">
            <text:p>27,533</text:p>
          </table:table-cell>
          <table:table-cell office:value-type="float" office:value="0.0619848" calcext:value-type="float">
            <text:p>0,0619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.03966" calcext:value-type="float">
            <text:p>5,0396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14" calcext:value-type="float">
            <text:p>27,5214</text:p>
          </table:table-cell>
          <table:table-cell office:value-type="float" office:value="0.0345097" calcext:value-type="float">
            <text:p>0,0345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5.39206" calcext:value-type="float">
            <text:p>5,392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2" calcext:value-type="float">
            <text:p>27,5252</text:p>
          </table:table-cell>
          <table:table-cell office:value-type="float" office:value="0.0510226" calcext:value-type="float">
            <text:p>0,0510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5.68174" calcext:value-type="float">
            <text:p>5,681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6.02664" calcext:value-type="float">
            <text:p>6,0266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6.34902" calcext:value-type="float">
            <text:p>6,349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.68285" calcext:value-type="float">
            <text:p>6,68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7.00626" calcext:value-type="float">
            <text:p>7,006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7.3388" calcext:value-type="float">
            <text:p>7,338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7.65131" calcext:value-type="float">
            <text:p>7,651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7.99525" calcext:value-type="float">
            <text:p>7,9952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693" calcext:value-type="float">
            <text:p>4,2469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.32393" calcext:value-type="float">
            <text:p>8,3239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8.66149" calcext:value-type="float">
            <text:p>8,661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8.94832" calcext:value-type="float">
            <text:p>8,9483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9.28493" calcext:value-type="float">
            <text:p>9,2849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9.65372" calcext:value-type="float">
            <text:p>9,6537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9.95972" calcext:value-type="float">
            <text:p>9,9597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10.2319" calcext:value-type="float">
            <text:p>10,23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10.5578" calcext:value-type="float">
            <text:p>10,557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0.9136" calcext:value-type="float">
            <text:p>10,913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1.2719" calcext:value-type="float">
            <text:p>11,27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1.584" calcext:value-type="float">
            <text:p>11,58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11.8976" calcext:value-type="float">
            <text:p>11,897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12.2536" calcext:value-type="float">
            <text:p>12,253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12.5619" calcext:value-type="float">
            <text:p>12,56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12.886" calcext:value-type="float">
            <text:p>12,88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3.1702" calcext:value-type="float">
            <text:p>13,170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3.5556" calcext:value-type="float">
            <text:p>13,555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759" calcext:value-type="float">
            <text:p>4,26759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13.8789" calcext:value-type="float">
            <text:p>13,878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14.2439" calcext:value-type="float">
            <text:p>14,243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4.5329" calcext:value-type="float">
            <text:p>14,532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4.8692" calcext:value-type="float">
            <text:p>14,869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15.1508" calcext:value-type="float">
            <text:p>15,150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5.4745" calcext:value-type="float">
            <text:p>15,474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15.8169" calcext:value-type="float">
            <text:p>15,816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473" calcext:value-type="float">
            <text:p>4,2847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16.263" calcext:value-type="float">
            <text:p>16,26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.5709" calcext:value-type="float">
            <text:p>16,570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2T16:14:43.739061087</dc:date>
    <dc:creator>Martino Ferrari</dc:creator>
    <meta:editing-duration>PT50M15S</meta:editing-duration>
    <meta:editing-cycles>14</meta:editing-cycles>
    <meta:generator>LibreOffice/5.0.6.2$Linux_X86_64 LibreOffice_project/00$Build-2</meta:generator>
    <meta:document-statistic meta:table-count="4" meta:cell-count="239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5 ants'.E1:'iters 5 ants'.E101" chart:data-source-has-labels="both" svg:x="1.33cm" svg:y="1.908cm" svg:width="14.331cm" svg:height="9.137cm">
          <chartooo:coordinate-region svg:x="2.242cm" svg:y="2.107cm" svg:width="13.139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iters 5 ants'.E2:'iters 5 ants'.E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31.4124">
                <text:p>31.4124</text:p>
                <draw:g>
                  <svg:desc>'iters 5 ants'.E2:'iters 5 ants'.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.9572">
                <text:p>30.95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.106">
                <text:p>30.1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9214">
                <text:p>29.9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8629">
                <text:p>29.86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.5641">
                <text:p>29.56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.4315">
                <text:p>29.4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.1782">
                <text:p>29.17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1115">
                <text:p>29.11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3158">
                <text:p>29.31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0483">
                <text:p>29.04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0798">
                <text:p>29.07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0738">
                <text:p>29.07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.9381">
                <text:p>28.93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9613">
                <text:p>28.96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.8098">
                <text:p>28.80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.897">
                <text:p>28.8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.6804">
                <text:p>28.68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8.7043">
                <text:p>28.7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874">
                <text:p>28.8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8.8274">
                <text:p>28.82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8.5678">
                <text:p>28.56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8.7227">
                <text:p>28.72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8.5658">
                <text:p>28.56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8.7021">
                <text:p>28.70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.6694">
                <text:p>28.66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8.5729">
                <text:p>28.57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.3953">
                <text:p>28.39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.4756">
                <text:p>28.4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4851">
                <text:p>28.48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.4865">
                <text:p>28.48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.3931">
                <text:p>28.39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8.4087">
                <text:p>28.40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.3435">
                <text:p>28.3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.2973">
                <text:p>28.29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.4488">
                <text:p>28.44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8.3039">
                <text:p>28.30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8.3325">
                <text:p>28.33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8.3888">
                <text:p>28.38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3232">
                <text:p>28.32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8.2784">
                <text:p>28.27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8.2922">
                <text:p>28.29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.278">
                <text:p>28.2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.2588">
                <text:p>28.25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.2835">
                <text:p>28.28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.2155">
                <text:p>28.21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8.2684">
                <text:p>28.26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.1293">
                <text:p>28.129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.2363">
                <text:p>28.23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2477">
                <text:p>28.24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8.1467">
                <text:p>28.14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8.1759">
                <text:p>28.175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8.1756">
                <text:p>28.17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8.1931">
                <text:p>28.1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8.1344">
                <text:p>28.13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2757">
                <text:p>28.2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8.2025">
                <text:p>28.20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8.1001">
                <text:p>28.10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.0695">
                <text:p>28.06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.094">
                <text:p>28.09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.1089">
                <text:p>28.10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.0435">
                <text:p>28.04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8.0901">
                <text:p>28.09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8.0882">
                <text:p>28.08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8.0236">
                <text:p>28.02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.1204">
                <text:p>28.12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8.0854">
                <text:p>28.08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8.0719">
                <text:p>28.07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.0308">
                <text:p>28.03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0873">
                <text:p>28.08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7.9578">
                <text:p>27.95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.9719">
                <text:p>27.97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8.1322">
                <text:p>28.13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7.9811">
                <text:p>27.98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.0311">
                <text:p>28.031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7.9487">
                <text:p>27.94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7.948">
                <text:p>27.94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7.9234">
                <text:p>27.92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.0166">
                <text:p>28.0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7.9204">
                <text:p>27.92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7.8951">
                <text:p>27.895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7.8831">
                <text:p>27.883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.9269">
                <text:p>27.92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.9185">
                <text:p>27.91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7.903">
                <text:p>27.90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7.8814">
                <text:p>27.88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7.9213">
                <text:p>27.92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7.9706">
                <text:p>27.97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8612">
                <text:p>27.86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7.9263">
                <text:p>27.926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7.8779">
                <text:p>27.877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7.9049">
                <text:p>27.904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7.8866">
                <text:p>27.886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8.0031">
                <text:p>28.003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.8349">
                <text:p>27.83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7.8874">
                <text:p>27.88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7.7891">
                <text:p>27.78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7.8072">
                <text:p>27.8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.8849">
                <text:p>27.8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949cm" svg:y="0.38cm" chart:style-name="ch2">
          <text:p>Mean Fitness
Versus Ants Number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ants 10 iters'.E1:'ants 10 iters'.E70 'ants 5 iters'.A1:'ants 5 iters'.A70 'ants 5 iters'.E1:'ants 5 iters'.E70" chart:data-source-has-labels="both" svg:x="1.33cm" svg:y="1.908cm" svg:width="14.331cm" svg:height="9.137cm">
          <chartooo:coordinate-region svg:x="1.951cm" svg:y="2.108cm" svg:width="13.338cm" svg:height="8.291cm"/>
          <chart:axis chart:dimension="x" chart:name="primary-x" chart:style-name="ch5" chartooo:axis-type="auto">
            <chart:title svg:x="7.512cm" svg:y="11.29cm" chart:style-name="ch6">
              <text:p>ants number</text:p>
            </chart:title>
            <chart:categories table:cell-range-address="'ants 10 iters'.E1:'ants 10 iters'.E70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ants 5 iters'.E1:'ants 5 iters'.E70" chart:label-cell-address="'ants 10 iters'.E1:'ants 10 iter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ants 10 iters'.E1:'ants 10 iter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 f</text:p>
                <draw:g>
                  <svg:desc>'ants 10 iters'.E1:'ants 10 iters'.E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E1:'ants 5 iters'.E70</svg:desc>
                </draw:g>
              </table:table-cell>
            </table:table-row>
            <table:table-row>
              <table:table-cell office:value-type="float" office:value="31.6031">
                <text:p>31.6031</text:p>
              </table:table-cell>
              <table:table-cell office:value-type="float" office:value="1">
                <text:p>1</text:p>
              </table:table-cell>
              <table:table-cell office:value-type="float" office:value="33.1341">
                <text:p>33.1341</text:p>
              </table:table-cell>
            </table:table-row>
            <table:table-row>
              <table:table-cell office:value-type="float" office:value="30.2297">
                <text:p>30.2297</text:p>
              </table:table-cell>
              <table:table-cell office:value-type="float" office:value="2">
                <text:p>2</text:p>
              </table:table-cell>
              <table:table-cell office:value-type="float" office:value="30.9402">
                <text:p>30.9402</text:p>
              </table:table-cell>
            </table:table-row>
            <table:table-row>
              <table:table-cell office:value-type="float" office:value="29.5993">
                <text:p>29.5993</text:p>
              </table:table-cell>
              <table:table-cell office:value-type="float" office:value="3">
                <text:p>3</text:p>
              </table:table-cell>
              <table:table-cell office:value-type="float" office:value="30.5059">
                <text:p>30.5059</text:p>
              </table:table-cell>
            </table:table-row>
            <table:table-row>
              <table:table-cell office:value-type="float" office:value="29.5506">
                <text:p>29.5506</text:p>
              </table:table-cell>
              <table:table-cell office:value-type="float" office:value="4">
                <text:p>4</text:p>
              </table:table-cell>
              <table:table-cell office:value-type="float" office:value="29.9356">
                <text:p>29.9356</text:p>
              </table:table-cell>
            </table:table-row>
            <table:table-row>
              <table:table-cell office:value-type="float" office:value="29.1765">
                <text:p>29.1765</text:p>
              </table:table-cell>
              <table:table-cell office:value-type="float" office:value="5">
                <text:p>5</text:p>
              </table:table-cell>
              <table:table-cell office:value-type="float" office:value="29.8452">
                <text:p>29.8452</text:p>
              </table:table-cell>
            </table:table-row>
            <table:table-row>
              <table:table-cell office:value-type="float" office:value="29.098">
                <text:p>29.098</text:p>
              </table:table-cell>
              <table:table-cell office:value-type="float" office:value="6">
                <text:p>6</text:p>
              </table:table-cell>
              <table:table-cell office:value-type="float" office:value="29.6114">
                <text:p>29.6114</text:p>
              </table:table-cell>
            </table:table-row>
            <table:table-row>
              <table:table-cell office:value-type="float" office:value="28.9327">
                <text:p>28.9327</text:p>
              </table:table-cell>
              <table:table-cell office:value-type="float" office:value="7">
                <text:p>7</text:p>
              </table:table-cell>
              <table:table-cell office:value-type="float" office:value="29.4521">
                <text:p>29.4521</text:p>
              </table:table-cell>
            </table:table-row>
            <table:table-row>
              <table:table-cell office:value-type="float" office:value="28.8947">
                <text:p>28.8947</text:p>
              </table:table-cell>
              <table:table-cell office:value-type="float" office:value="8">
                <text:p>8</text:p>
              </table:table-cell>
              <table:table-cell office:value-type="float" office:value="29.1874">
                <text:p>29.1874</text:p>
              </table:table-cell>
            </table:table-row>
            <table:table-row>
              <table:table-cell office:value-type="float" office:value="28.7803">
                <text:p>28.7803</text:p>
              </table:table-cell>
              <table:table-cell office:value-type="float" office:value="9">
                <text:p>9</text:p>
              </table:table-cell>
              <table:table-cell office:value-type="float" office:value="29.3327">
                <text:p>29.3327</text:p>
              </table:table-cell>
            </table:table-row>
            <table:table-row>
              <table:table-cell office:value-type="float" office:value="28.6308">
                <text:p>28.6308</text:p>
              </table:table-cell>
              <table:table-cell office:value-type="float" office:value="10">
                <text:p>10</text:p>
              </table:table-cell>
              <table:table-cell office:value-type="float" office:value="29.0654">
                <text:p>29.0654</text:p>
              </table:table-cell>
            </table:table-row>
            <table:table-row>
              <table:table-cell office:value-type="float" office:value="28.6681">
                <text:p>28.6681</text:p>
              </table:table-cell>
              <table:table-cell office:value-type="float" office:value="11">
                <text:p>11</text:p>
              </table:table-cell>
              <table:table-cell office:value-type="float" office:value="29.0537">
                <text:p>29.0537</text:p>
              </table:table-cell>
            </table:table-row>
            <table:table-row>
              <table:table-cell office:value-type="float" office:value="28.5522">
                <text:p>28.5522</text:p>
              </table:table-cell>
              <table:table-cell office:value-type="float" office:value="12">
                <text:p>12</text:p>
              </table:table-cell>
              <table:table-cell office:value-type="float" office:value="28.9577">
                <text:p>28.9577</text:p>
              </table:table-cell>
            </table:table-row>
            <table:table-row>
              <table:table-cell office:value-type="float" office:value="28.5387">
                <text:p>28.5387</text:p>
              </table:table-cell>
              <table:table-cell office:value-type="float" office:value="13">
                <text:p>13</text:p>
              </table:table-cell>
              <table:table-cell office:value-type="float" office:value="28.9269">
                <text:p>28.9269</text:p>
              </table:table-cell>
            </table:table-row>
            <table:table-row>
              <table:table-cell office:value-type="float" office:value="28.4901">
                <text:p>28.4901</text:p>
              </table:table-cell>
              <table:table-cell office:value-type="float" office:value="14">
                <text:p>14</text:p>
              </table:table-cell>
              <table:table-cell office:value-type="float" office:value="28.9864">
                <text:p>28.9864</text:p>
              </table:table-cell>
            </table:table-row>
            <table:table-row>
              <table:table-cell office:value-type="float" office:value="28.5197">
                <text:p>28.5197</text:p>
              </table:table-cell>
              <table:table-cell office:value-type="float" office:value="15">
                <text:p>15</text:p>
              </table:table-cell>
              <table:table-cell office:value-type="float" office:value="28.8653">
                <text:p>28.8653</text:p>
              </table:table-cell>
            </table:table-row>
            <table:table-row>
              <table:table-cell office:value-type="float" office:value="28.4888">
                <text:p>28.4888</text:p>
              </table:table-cell>
              <table:table-cell office:value-type="float" office:value="16">
                <text:p>16</text:p>
              </table:table-cell>
              <table:table-cell office:value-type="float" office:value="28.8379">
                <text:p>28.8379</text:p>
              </table:table-cell>
            </table:table-row>
            <table:table-row>
              <table:table-cell office:value-type="float" office:value="28.3252">
                <text:p>28.3252</text:p>
              </table:table-cell>
              <table:table-cell office:value-type="float" office:value="17">
                <text:p>17</text:p>
              </table:table-cell>
              <table:table-cell office:value-type="float" office:value="28.8543">
                <text:p>28.8543</text:p>
              </table:table-cell>
            </table:table-row>
            <table:table-row>
              <table:table-cell office:value-type="float" office:value="28.2802">
                <text:p>28.2802</text:p>
              </table:table-cell>
              <table:table-cell office:value-type="float" office:value="18">
                <text:p>18</text:p>
              </table:table-cell>
              <table:table-cell office:value-type="float" office:value="28.6521">
                <text:p>28.6521</text:p>
              </table:table-cell>
            </table:table-row>
            <table:table-row>
              <table:table-cell office:value-type="float" office:value="28.3524">
                <text:p>28.3524</text:p>
              </table:table-cell>
              <table:table-cell office:value-type="float" office:value="19">
                <text:p>19</text:p>
              </table:table-cell>
              <table:table-cell office:value-type="float" office:value="28.6452">
                <text:p>28.6452</text:p>
              </table:table-cell>
            </table:table-row>
            <table:table-row>
              <table:table-cell office:value-type="float" office:value="28.3343">
                <text:p>28.3343</text:p>
              </table:table-cell>
              <table:table-cell office:value-type="float" office:value="20">
                <text:p>20</text:p>
              </table:table-cell>
              <table:table-cell office:value-type="float" office:value="28.6937">
                <text:p>28.6937</text:p>
              </table:table-cell>
            </table:table-row>
            <table:table-row>
              <table:table-cell office:value-type="float" office:value="27.924">
                <text:p>27.924</text:p>
              </table:table-cell>
              <table:table-cell office:value-type="float" office:value="40">
                <text:p>40</text:p>
              </table:table-cell>
              <table:table-cell office:value-type="float" office:value="28.2744">
                <text:p>28.2744</text:p>
              </table:table-cell>
            </table:table-row>
            <table:table-row>
              <table:table-cell office:value-type="float" office:value="27.7512">
                <text:p>27.7512</text:p>
              </table:table-cell>
              <table:table-cell office:value-type="float" office:value="60">
                <text:p>60</text:p>
              </table:table-cell>
              <table:table-cell office:value-type="float" office:value="28.0317">
                <text:p>28.0317</text:p>
              </table:table-cell>
            </table:table-row>
            <table:table-row>
              <table:table-cell office:value-type="float" office:value="27.7183">
                <text:p>27.7183</text:p>
              </table:table-cell>
              <table:table-cell office:value-type="float" office:value="80">
                <text:p>80</text:p>
              </table:table-cell>
              <table:table-cell office:value-type="float" office:value="27.8822">
                <text:p>27.8822</text:p>
              </table:table-cell>
            </table:table-row>
            <table:table-row>
              <table:table-cell office:value-type="float" office:value="27.6425">
                <text:p>27.6425</text:p>
              </table:table-cell>
              <table:table-cell office:value-type="float" office:value="100">
                <text:p>100</text:p>
              </table:table-cell>
              <table:table-cell office:value-type="float" office:value="27.8901">
                <text:p>27.8901</text:p>
              </table:table-cell>
            </table:table-row>
            <table:table-row>
              <table:table-cell office:value-type="float" office:value="27.6232">
                <text:p>27.6232</text:p>
              </table:table-cell>
              <table:table-cell office:value-type="float" office:value="120">
                <text:p>120</text:p>
              </table:table-cell>
              <table:table-cell office:value-type="float" office:value="27.8138">
                <text:p>27.8138</text:p>
              </table:table-cell>
            </table:table-row>
            <table:table-row>
              <table:table-cell office:value-type="float" office:value="27.5809">
                <text:p>27.5809</text:p>
              </table:table-cell>
              <table:table-cell office:value-type="float" office:value="140">
                <text:p>140</text:p>
              </table:table-cell>
              <table:table-cell office:value-type="float" office:value="27.7815">
                <text:p>27.7815</text:p>
              </table:table-cell>
            </table:table-row>
            <table:table-row>
              <table:table-cell office:value-type="float" office:value="27.5863">
                <text:p>27.5863</text:p>
              </table:table-cell>
              <table:table-cell office:value-type="float" office:value="160">
                <text:p>160</text:p>
              </table:table-cell>
              <table:table-cell office:value-type="float" office:value="27.7662">
                <text:p>27.7662</text:p>
              </table:table-cell>
            </table:table-row>
            <table:table-row>
              <table:table-cell office:value-type="float" office:value="27.5731">
                <text:p>27.5731</text:p>
              </table:table-cell>
              <table:table-cell office:value-type="float" office:value="180">
                <text:p>180</text:p>
              </table:table-cell>
              <table:table-cell office:value-type="float" office:value="27.6626">
                <text:p>27.6626</text:p>
              </table:table-cell>
            </table:table-row>
            <table:table-row>
              <table:table-cell office:value-type="float" office:value="27.5538">
                <text:p>27.5538</text:p>
              </table:table-cell>
              <table:table-cell office:value-type="float" office:value="200">
                <text:p>200</text:p>
              </table:table-cell>
              <table:table-cell office:value-type="float" office:value="27.6405">
                <text:p>27.6405</text:p>
              </table:table-cell>
            </table:table-row>
            <table:table-row>
              <table:table-cell office:value-type="float" office:value="27.5482">
                <text:p>27.5482</text:p>
              </table:table-cell>
              <table:table-cell office:value-type="float" office:value="220">
                <text:p>220</text:p>
              </table:table-cell>
              <table:table-cell office:value-type="float" office:value="27.5985">
                <text:p>27.5985</text:p>
              </table:table-cell>
            </table:table-row>
            <table:table-row>
              <table:table-cell office:value-type="float" office:value="27.5364">
                <text:p>27.5364</text:p>
              </table:table-cell>
              <table:table-cell office:value-type="float" office:value="240">
                <text:p>240</text:p>
              </table:table-cell>
              <table:table-cell office:value-type="float" office:value="27.6068">
                <text:p>27.6068</text:p>
              </table:table-cell>
            </table:table-row>
            <table:table-row>
              <table:table-cell office:value-type="float" office:value="27.5494">
                <text:p>27.5494</text:p>
              </table:table-cell>
              <table:table-cell office:value-type="float" office:value="260">
                <text:p>260</text:p>
              </table:table-cell>
              <table:table-cell office:value-type="float" office:value="27.6112">
                <text:p>27.6112</text:p>
              </table:table-cell>
            </table:table-row>
            <table:table-row>
              <table:table-cell office:value-type="float" office:value="27.533">
                <text:p>27.533</text:p>
              </table:table-cell>
              <table:table-cell office:value-type="float" office:value="280">
                <text:p>280</text:p>
              </table:table-cell>
              <table:table-cell office:value-type="float" office:value="27.6335">
                <text:p>27.6335</text:p>
              </table:table-cell>
            </table:table-row>
            <table:table-row>
              <table:table-cell office:value-type="float" office:value="27.5214">
                <text:p>27.5214</text:p>
              </table:table-cell>
              <table:table-cell office:value-type="float" office:value="300">
                <text:p>300</text:p>
              </table:table-cell>
              <table:table-cell office:value-type="float" office:value="27.6065">
                <text:p>27.6065</text:p>
              </table:table-cell>
            </table:table-row>
            <table:table-row>
              <table:table-cell office:value-type="float" office:value="27.5252">
                <text:p>27.5252</text:p>
              </table:table-cell>
              <table:table-cell office:value-type="float" office:value="320">
                <text:p>320</text:p>
              </table:table-cell>
              <table:table-cell office:value-type="float" office:value="27.5688">
                <text:p>27.5688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340">
                <text:p>340</text:p>
              </table:table-cell>
              <table:table-cell office:value-type="float" office:value="27.5523">
                <text:p>27.5523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360">
                <text:p>360</text:p>
              </table:table-cell>
              <table:table-cell office:value-type="float" office:value="27.544">
                <text:p>27.54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380">
                <text:p>380</text:p>
              </table:table-cell>
              <table:table-cell office:value-type="float" office:value="27.567">
                <text:p>27.567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400">
                <text:p>400</text:p>
              </table:table-cell>
              <table:table-cell office:value-type="float" office:value="27.5665">
                <text:p>27.5665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20">
                <text:p>420</text:p>
              </table:table-cell>
              <table:table-cell office:value-type="float" office:value="27.5274">
                <text:p>27.52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40">
                <text:p>440</text:p>
              </table:table-cell>
              <table:table-cell office:value-type="float" office:value="27.5359">
                <text:p>27.5359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60">
                <text:p>460</text:p>
              </table:table-cell>
              <table:table-cell office:value-type="float" office:value="27.5346">
                <text:p>27.534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80">
                <text:p>48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00">
                <text:p>500</text:p>
              </table:table-cell>
              <table:table-cell office:value-type="float" office:value="27.5326">
                <text:p>27.5326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20">
                <text:p>520</text:p>
              </table:table-cell>
              <table:table-cell office:value-type="float" office:value="27.5426">
                <text:p>27.542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40">
                <text:p>540</text:p>
              </table:table-cell>
              <table:table-cell office:value-type="float" office:value="27.5304">
                <text:p>27.530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60">
                <text:p>560</text:p>
              </table:table-cell>
              <table:table-cell office:value-type="float" office:value="27.5254">
                <text:p>27.52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80">
                <text:p>580</text:p>
              </table:table-cell>
              <table:table-cell office:value-type="float" office:value="27.5295">
                <text:p>27.529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00">
                <text:p>60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20">
                <text:p>620</text:p>
              </table:table-cell>
              <table:table-cell office:value-type="float" office:value="27.5267">
                <text:p>27.5267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40">
                <text:p>640</text:p>
              </table:table-cell>
              <table:table-cell office:value-type="float" office:value="27.5189">
                <text:p>27.518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60">
                <text:p>660</text:p>
              </table:table-cell>
              <table:table-cell office:value-type="float" office:value="27.529">
                <text:p>27.52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80">
                <text:p>680</text:p>
              </table:table-cell>
              <table:table-cell office:value-type="float" office:value="27.5214">
                <text:p>27.521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00">
                <text:p>7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20">
                <text:p>7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40">
                <text:p>7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60">
                <text:p>76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80">
                <text:p>78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00">
                <text:p>8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20">
                <text:p>8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40">
                <text:p>84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60">
                <text:p>8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80">
                <text:p>88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00">
                <text:p>9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20">
                <text:p>9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40">
                <text:p>9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60">
                <text:p>96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80">
                <text:p>9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1000">
                <text:p>1000</text:p>
              </table:table-cell>
              <table:table-cell office:value-type="float" office:value="27.5174">
                <text:p>27.51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Fitness STD
Versus Ants Number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ants 5 iters'.A1:'ants 5 iters'.A70 'ants 10 iters'.F1:'ants 10 iters'.F70" chart:data-source-has-labels="both" svg:x="1.33cm" svg:y="1.908cm" svg:width="14.331cm" svg:height="9.139cm">
          <chartooo:coordinate-region svg:x="2.057cm" svg:y="2.108cm" svg:width="13.232cm" svg:height="8.292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ants 10 iters'.F1:'ants 10 iters'.F70" loext:label-string="&quot;f STD&quot;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10 iters'.F1:'ants 10 iters'.F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8641">
                <text:p>1.686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6866">
                <text:p>1.168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32507">
                <text:p>0.9325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03841">
                <text:p>0.8038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54841">
                <text:p>0.8548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56379">
                <text:p>0.756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33375">
                <text:p>0.733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07495">
                <text:p>0.7074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77964">
                <text:p>0.677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43434">
                <text:p>0.6434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76616">
                <text:p>0.6766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46111">
                <text:p>0.646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96533">
                <text:p>0.696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14163">
                <text:p>0.7141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27342">
                <text:p>0.6273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21218">
                <text:p>0.6212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75957">
                <text:p>0.5759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91345">
                <text:p>0.591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21032">
                <text:p>0.6210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20855">
                <text:p>0.6208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453771">
                <text:p>0.4537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0.314663">
                <text:p>0.3146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258201">
                <text:p>0.2582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0.185836">
                <text:p>0.1858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0.131743">
                <text:p>0.1317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0.157165">
                <text:p>0.1571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0.127997">
                <text:p>0.127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102454">
                <text:p>0.1024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098103">
                <text:p>0.098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0.0787088">
                <text:p>0.07870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0.106755">
                <text:p>0.1067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0.0619848">
                <text:p>0.06198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0345097">
                <text:p>0.03450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20">
                <text:p>320</text:p>
              </table:table-cell>
              <table:table-cell office:value-type="float" office:value="0.0510226">
                <text:p>0.05102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0">
                <text:p>44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0">
                <text:p>46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0">
                <text:p>480</text:p>
              </table:table-cell>
              <table:table-cell office:value-type="float" office:value="0.0000000000000424693">
                <text:p>0.00000000000004246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0">
                <text:p>5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80">
                <text:p>58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20">
                <text:p>62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40">
                <text:p>64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0">
                <text:p>66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20">
                <text:p>72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40">
                <text:p>74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20">
                <text:p>820</text:p>
              </table:table-cell>
              <table:table-cell office:value-type="float" office:value="0.0000000000000426759">
                <text:p>0.00000000000004267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40">
                <text:p>84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60">
                <text:p>86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0">
                <text:p>90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20">
                <text:p>92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0">
                <text:p>94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0.0000000000000428473">
                <text:p>0.000000000000042847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80">
                <text:p>9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0.0000000000000427788">
                <text:p>0.00000000000004277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Execution Time
Versus Ants Number</text:p>
        </chart:title>
        <chart:legend svg:x="12.603cm" svg:y="2.423cm" style:legend-expansion="custom" chartooo:width="2.166cm" chartooo:height="0.814cm" style:legend-expansion-aspect-ratio="2.66093366093366" chart:style-name="ch3"/>
        <chart:plot-area chart:style-name="ch4" table:cell-range-address="'ants 5 iters'.C1:'ants 5 iters'.C70 'ants 5 iters'.A1:'ants 5 iters'.A70 'ants 10 iters'.C1:'ants 10 iters'.C69" chart:data-source-has-labels="both" svg:x="1.33cm" svg:y="1.908cm" svg:width="14.331cm" svg:height="9.139cm">
          <chartooo:coordinate-region svg:x="1.766cm" svg:y="2.107cm" svg:width="13.338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ants 5 iters'.C1:'ants 5 iters'.C70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ants 10 iters'.C1:'ants 10 iters'.C69" loext:label-string="&quot;exec t&quot;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ec t</text:p>
              </table:table-cell>
            </table:table-row>
          </table:table-header-rows>
          <table:table-rows>
            <table:table-row>
              <table:table-cell office:value-type="string">
                <text:p>Exec T</text:p>
                <draw:g>
                  <svg:desc>'ants 5 iters'.C1:'ants 5 iters'.C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10 iters'.C1:'ants 10 iters'.C69</svg:desc>
                </draw:g>
              </table:table-cell>
            </table:table-row>
            <table:table-row>
              <table:table-cell office:value-type="float" office:value="0.05444">
                <text:p>0.05444</text:p>
              </table:table-cell>
              <table:table-cell office:value-type="float" office:value="1">
                <text:p>1</text:p>
              </table:table-cell>
              <table:table-cell office:value-type="float" office:value="0.06529">
                <text:p>0.06529</text:p>
              </table:table-cell>
            </table:table-row>
            <table:table-row>
              <table:table-cell office:value-type="float" office:value="0.06395">
                <text:p>0.06395</text:p>
              </table:table-cell>
              <table:table-cell office:value-type="float" office:value="2">
                <text:p>2</text:p>
              </table:table-cell>
              <table:table-cell office:value-type="float" office:value="0.08311">
                <text:p>0.08311</text:p>
              </table:table-cell>
            </table:table-row>
            <table:table-row>
              <table:table-cell office:value-type="float" office:value="0.07579">
                <text:p>0.07579</text:p>
              </table:table-cell>
              <table:table-cell office:value-type="float" office:value="3">
                <text:p>3</text:p>
              </table:table-cell>
              <table:table-cell office:value-type="float" office:value="0.10722">
                <text:p>0.10722</text:p>
              </table:table-cell>
            </table:table-row>
            <table:table-row>
              <table:table-cell office:value-type="float" office:value="0.07917">
                <text:p>0.07917</text:p>
              </table:table-cell>
              <table:table-cell office:value-type="float" office:value="4">
                <text:p>4</text:p>
              </table:table-cell>
              <table:table-cell office:value-type="float" office:value="0.12268">
                <text:p>0.12268</text:p>
              </table:table-cell>
            </table:table-row>
            <table:table-row>
              <table:table-cell office:value-type="float" office:value="0.08982">
                <text:p>0.08982</text:p>
              </table:table-cell>
              <table:table-cell office:value-type="float" office:value="5">
                <text:p>5</text:p>
              </table:table-cell>
              <table:table-cell office:value-type="float" office:value="0.14545">
                <text:p>0.14545</text:p>
              </table:table-cell>
            </table:table-row>
            <table:table-row>
              <table:table-cell office:value-type="float" office:value="0.09686">
                <text:p>0.09686</text:p>
              </table:table-cell>
              <table:table-cell office:value-type="float" office:value="6">
                <text:p>6</text:p>
              </table:table-cell>
              <table:table-cell office:value-type="float" office:value="0.16031">
                <text:p>0.16031</text:p>
              </table:table-cell>
            </table:table-row>
            <table:table-row>
              <table:table-cell office:value-type="float" office:value="0.11188">
                <text:p>0.11188</text:p>
              </table:table-cell>
              <table:table-cell office:value-type="float" office:value="7">
                <text:p>7</text:p>
              </table:table-cell>
              <table:table-cell office:value-type="float" office:value="0.18489">
                <text:p>0.18489</text:p>
              </table:table-cell>
            </table:table-row>
            <table:table-row>
              <table:table-cell office:value-type="float" office:value="0.12427">
                <text:p>0.12427</text:p>
              </table:table-cell>
              <table:table-cell office:value-type="float" office:value="8">
                <text:p>8</text:p>
              </table:table-cell>
              <table:table-cell office:value-type="float" office:value="0.20112">
                <text:p>0.20112</text:p>
              </table:table-cell>
            </table:table-row>
            <table:table-row>
              <table:table-cell office:value-type="float" office:value="0.12318">
                <text:p>0.12318</text:p>
              </table:table-cell>
              <table:table-cell office:value-type="float" office:value="9">
                <text:p>9</text:p>
              </table:table-cell>
              <table:table-cell office:value-type="float" office:value="0.21919">
                <text:p>0.21919</text:p>
              </table:table-cell>
            </table:table-row>
            <table:table-row>
              <table:table-cell office:value-type="float" office:value="0.14392">
                <text:p>0.14392</text:p>
              </table:table-cell>
              <table:table-cell office:value-type="float" office:value="10">
                <text:p>10</text:p>
              </table:table-cell>
              <table:table-cell office:value-type="float" office:value="0.24151">
                <text:p>0.24151</text:p>
              </table:table-cell>
            </table:table-row>
            <table:table-row>
              <table:table-cell office:value-type="float" office:value="0.15071">
                <text:p>0.15071</text:p>
              </table:table-cell>
              <table:table-cell office:value-type="float" office:value="11">
                <text:p>11</text:p>
              </table:table-cell>
              <table:table-cell office:value-type="float" office:value="0.2549">
                <text:p>0.2549</text:p>
              </table:table-cell>
            </table:table-row>
            <table:table-row>
              <table:table-cell office:value-type="float" office:value="0.15606">
                <text:p>0.15606</text:p>
              </table:table-cell>
              <table:table-cell office:value-type="float" office:value="12">
                <text:p>12</text:p>
              </table:table-cell>
              <table:table-cell office:value-type="float" office:value="0.26935">
                <text:p>0.26935</text:p>
              </table:table-cell>
            </table:table-row>
            <table:table-row>
              <table:table-cell office:value-type="float" office:value="0.16307">
                <text:p>0.16307</text:p>
              </table:table-cell>
              <table:table-cell office:value-type="float" office:value="13">
                <text:p>13</text:p>
              </table:table-cell>
              <table:table-cell office:value-type="float" office:value="0.28897">
                <text:p>0.28897</text:p>
              </table:table-cell>
            </table:table-row>
            <table:table-row>
              <table:table-cell office:value-type="float" office:value="0.18641">
                <text:p>0.18641</text:p>
              </table:table-cell>
              <table:table-cell office:value-type="float" office:value="14">
                <text:p>14</text:p>
              </table:table-cell>
              <table:table-cell office:value-type="float" office:value="0.30585">
                <text:p>0.30585</text:p>
              </table:table-cell>
            </table:table-row>
            <table:table-row>
              <table:table-cell office:value-type="float" office:value="0.17967">
                <text:p>0.17967</text:p>
              </table:table-cell>
              <table:table-cell office:value-type="float" office:value="15">
                <text:p>15</text:p>
              </table:table-cell>
              <table:table-cell office:value-type="float" office:value="0.32141">
                <text:p>0.32141</text:p>
              </table:table-cell>
            </table:table-row>
            <table:table-row>
              <table:table-cell office:value-type="float" office:value="0.2004">
                <text:p>0.2004</text:p>
              </table:table-cell>
              <table:table-cell office:value-type="float" office:value="16">
                <text:p>16</text:p>
              </table:table-cell>
              <table:table-cell office:value-type="float" office:value="0.33455">
                <text:p>0.33455</text:p>
              </table:table-cell>
            </table:table-row>
            <table:table-row>
              <table:table-cell office:value-type="float" office:value="0.19802">
                <text:p>0.19802</text:p>
              </table:table-cell>
              <table:table-cell office:value-type="float" office:value="17">
                <text:p>17</text:p>
              </table:table-cell>
              <table:table-cell office:value-type="float" office:value="0.36434">
                <text:p>0.36434</text:p>
              </table:table-cell>
            </table:table-row>
            <table:table-row>
              <table:table-cell office:value-type="float" office:value="0.21674">
                <text:p>0.21674</text:p>
              </table:table-cell>
              <table:table-cell office:value-type="float" office:value="18">
                <text:p>18</text:p>
              </table:table-cell>
              <table:table-cell office:value-type="float" office:value="0.37326">
                <text:p>0.37326</text:p>
              </table:table-cell>
            </table:table-row>
            <table:table-row>
              <table:table-cell office:value-type="float" office:value="0.21135">
                <text:p>0.21135</text:p>
              </table:table-cell>
              <table:table-cell office:value-type="float" office:value="19">
                <text:p>19</text:p>
              </table:table-cell>
              <table:table-cell office:value-type="float" office:value="0.38997">
                <text:p>0.38997</text:p>
              </table:table-cell>
            </table:table-row>
            <table:table-row>
              <table:table-cell office:value-type="float" office:value="0.23432">
                <text:p>0.23432</text:p>
              </table:table-cell>
              <table:table-cell office:value-type="float" office:value="20">
                <text:p>20</text:p>
              </table:table-cell>
              <table:table-cell office:value-type="float" office:value="0.40586">
                <text:p>0.40586</text:p>
              </table:table-cell>
            </table:table-row>
            <table:table-row>
              <table:table-cell office:value-type="float" office:value="0.41047">
                <text:p>0.41047</text:p>
              </table:table-cell>
              <table:table-cell office:value-type="float" office:value="40">
                <text:p>40</text:p>
              </table:table-cell>
              <table:table-cell office:value-type="float" office:value="0.75133">
                <text:p>0.75133</text:p>
              </table:table-cell>
            </table:table-row>
            <table:table-row>
              <table:table-cell office:value-type="float" office:value="0.57848">
                <text:p>0.57848</text:p>
              </table:table-cell>
              <table:table-cell office:value-type="float" office:value="60">
                <text:p>60</text:p>
              </table:table-cell>
              <table:table-cell office:value-type="float" office:value="1.07803">
                <text:p>1.07803</text:p>
              </table:table-cell>
            </table:table-row>
            <table:table-row>
              <table:table-cell office:value-type="float" office:value="0.74448">
                <text:p>0.74448</text:p>
              </table:table-cell>
              <table:table-cell office:value-type="float" office:value="80">
                <text:p>80</text:p>
              </table:table-cell>
              <table:table-cell office:value-type="float" office:value="1.41391">
                <text:p>1.41391</text:p>
              </table:table-cell>
            </table:table-row>
            <table:table-row>
              <table:table-cell office:value-type="float" office:value="0.91132">
                <text:p>0.91132</text:p>
              </table:table-cell>
              <table:table-cell office:value-type="float" office:value="100">
                <text:p>100</text:p>
              </table:table-cell>
              <table:table-cell office:value-type="float" office:value="1.75268">
                <text:p>1.75268</text:p>
              </table:table-cell>
            </table:table-row>
            <table:table-row>
              <table:table-cell office:value-type="float" office:value="1.08171">
                <text:p>1.08171</text:p>
              </table:table-cell>
              <table:table-cell office:value-type="float" office:value="120">
                <text:p>120</text:p>
              </table:table-cell>
              <table:table-cell office:value-type="float" office:value="2.06978">
                <text:p>2.06978</text:p>
              </table:table-cell>
            </table:table-row>
            <table:table-row>
              <table:table-cell office:value-type="float" office:value="1.26362">
                <text:p>1.26362</text:p>
              </table:table-cell>
              <table:table-cell office:value-type="float" office:value="140">
                <text:p>140</text:p>
              </table:table-cell>
              <table:table-cell office:value-type="float" office:value="2.39549">
                <text:p>2.39549</text:p>
              </table:table-cell>
            </table:table-row>
            <table:table-row>
              <table:table-cell office:value-type="float" office:value="1.42065">
                <text:p>1.42065</text:p>
              </table:table-cell>
              <table:table-cell office:value-type="float" office:value="160">
                <text:p>160</text:p>
              </table:table-cell>
              <table:table-cell office:value-type="float" office:value="2.73982">
                <text:p>2.73982</text:p>
              </table:table-cell>
            </table:table-row>
            <table:table-row>
              <table:table-cell office:value-type="float" office:value="1.60118">
                <text:p>1.60118</text:p>
              </table:table-cell>
              <table:table-cell office:value-type="float" office:value="180">
                <text:p>180</text:p>
              </table:table-cell>
              <table:table-cell office:value-type="float" office:value="3.07525">
                <text:p>3.07525</text:p>
              </table:table-cell>
            </table:table-row>
            <table:table-row>
              <table:table-cell office:value-type="float" office:value="1.74581">
                <text:p>1.74581</text:p>
              </table:table-cell>
              <table:table-cell office:value-type="float" office:value="200">
                <text:p>200</text:p>
              </table:table-cell>
              <table:table-cell office:value-type="float" office:value="3.40861">
                <text:p>3.40861</text:p>
              </table:table-cell>
            </table:table-row>
            <table:table-row>
              <table:table-cell office:value-type="float" office:value="1.91146">
                <text:p>1.91146</text:p>
              </table:table-cell>
              <table:table-cell office:value-type="float" office:value="220">
                <text:p>220</text:p>
              </table:table-cell>
              <table:table-cell office:value-type="float" office:value="3.74021">
                <text:p>3.74021</text:p>
              </table:table-cell>
            </table:table-row>
            <table:table-row>
              <table:table-cell office:value-type="float" office:value="2.07068">
                <text:p>2.07068</text:p>
              </table:table-cell>
              <table:table-cell office:value-type="float" office:value="240">
                <text:p>240</text:p>
              </table:table-cell>
              <table:table-cell office:value-type="float" office:value="4.05952">
                <text:p>4.05952</text:p>
              </table:table-cell>
            </table:table-row>
            <table:table-row>
              <table:table-cell office:value-type="float" office:value="2.24745">
                <text:p>2.24745</text:p>
              </table:table-cell>
              <table:table-cell office:value-type="float" office:value="260">
                <text:p>260</text:p>
              </table:table-cell>
              <table:table-cell office:value-type="float" office:value="4.39448">
                <text:p>4.39448</text:p>
              </table:table-cell>
            </table:table-row>
            <table:table-row>
              <table:table-cell office:value-type="float" office:value="2.42301">
                <text:p>2.42301</text:p>
              </table:table-cell>
              <table:table-cell office:value-type="float" office:value="280">
                <text:p>280</text:p>
              </table:table-cell>
              <table:table-cell office:value-type="float" office:value="4.70927">
                <text:p>4.70927</text:p>
              </table:table-cell>
            </table:table-row>
            <table:table-row>
              <table:table-cell office:value-type="float" office:value="2.56754">
                <text:p>2.56754</text:p>
              </table:table-cell>
              <table:table-cell office:value-type="float" office:value="300">
                <text:p>300</text:p>
              </table:table-cell>
              <table:table-cell office:value-type="float" office:value="5.03966">
                <text:p>5.03966</text:p>
              </table:table-cell>
            </table:table-row>
            <table:table-row>
              <table:table-cell office:value-type="float" office:value="2.74922">
                <text:p>2.74922</text:p>
              </table:table-cell>
              <table:table-cell office:value-type="float" office:value="320">
                <text:p>320</text:p>
              </table:table-cell>
              <table:table-cell office:value-type="float" office:value="5.39206">
                <text:p>5.39206</text:p>
              </table:table-cell>
            </table:table-row>
            <table:table-row>
              <table:table-cell office:value-type="float" office:value="2.90679">
                <text:p>2.90679</text:p>
              </table:table-cell>
              <table:table-cell office:value-type="float" office:value="340">
                <text:p>340</text:p>
              </table:table-cell>
              <table:table-cell office:value-type="float" office:value="5.68174">
                <text:p>5.68174</text:p>
              </table:table-cell>
            </table:table-row>
            <table:table-row>
              <table:table-cell office:value-type="float" office:value="3.06882">
                <text:p>3.06882</text:p>
              </table:table-cell>
              <table:table-cell office:value-type="float" office:value="360">
                <text:p>360</text:p>
              </table:table-cell>
              <table:table-cell office:value-type="float" office:value="6.02664">
                <text:p>6.02664</text:p>
              </table:table-cell>
            </table:table-row>
            <table:table-row>
              <table:table-cell office:value-type="float" office:value="3.25719">
                <text:p>3.25719</text:p>
              </table:table-cell>
              <table:table-cell office:value-type="float" office:value="380">
                <text:p>380</text:p>
              </table:table-cell>
              <table:table-cell office:value-type="float" office:value="6.34902">
                <text:p>6.34902</text:p>
              </table:table-cell>
            </table:table-row>
            <table:table-row>
              <table:table-cell office:value-type="float" office:value="3.40558">
                <text:p>3.40558</text:p>
              </table:table-cell>
              <table:table-cell office:value-type="float" office:value="400">
                <text:p>400</text:p>
              </table:table-cell>
              <table:table-cell office:value-type="float" office:value="6.68285">
                <text:p>6.68285</text:p>
              </table:table-cell>
            </table:table-row>
            <table:table-row>
              <table:table-cell office:value-type="float" office:value="3.58359">
                <text:p>3.58359</text:p>
              </table:table-cell>
              <table:table-cell office:value-type="float" office:value="420">
                <text:p>420</text:p>
              </table:table-cell>
              <table:table-cell office:value-type="float" office:value="7.00626">
                <text:p>7.00626</text:p>
              </table:table-cell>
            </table:table-row>
            <table:table-row>
              <table:table-cell office:value-type="float" office:value="3.75807">
                <text:p>3.75807</text:p>
              </table:table-cell>
              <table:table-cell office:value-type="float" office:value="440">
                <text:p>440</text:p>
              </table:table-cell>
              <table:table-cell office:value-type="float" office:value="7.3388">
                <text:p>7.3388</text:p>
              </table:table-cell>
            </table:table-row>
            <table:table-row>
              <table:table-cell office:value-type="float" office:value="3.90292">
                <text:p>3.90292</text:p>
              </table:table-cell>
              <table:table-cell office:value-type="float" office:value="460">
                <text:p>460</text:p>
              </table:table-cell>
              <table:table-cell office:value-type="float" office:value="7.65131">
                <text:p>7.65131</text:p>
              </table:table-cell>
            </table:table-row>
            <table:table-row>
              <table:table-cell office:value-type="float" office:value="4.06125">
                <text:p>4.06125</text:p>
              </table:table-cell>
              <table:table-cell office:value-type="float" office:value="480">
                <text:p>480</text:p>
              </table:table-cell>
              <table:table-cell office:value-type="float" office:value="7.99525">
                <text:p>7.995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500">
                <text:p>500</text:p>
              </table:table-cell>
              <table:table-cell office:value-type="float" office:value="8.32393">
                <text:p>8.32393</text:p>
              </table:table-cell>
            </table:table-row>
            <table:table-row>
              <table:table-cell office:value-type="float" office:value="4.40594">
                <text:p>4.40594</text:p>
              </table:table-cell>
              <table:table-cell office:value-type="float" office:value="520">
                <text:p>520</text:p>
              </table:table-cell>
              <table:table-cell office:value-type="float" office:value="8.66149">
                <text:p>8.66149</text:p>
              </table:table-cell>
            </table:table-row>
            <table:table-row>
              <table:table-cell office:value-type="float" office:value="4.56292">
                <text:p>4.56292</text:p>
              </table:table-cell>
              <table:table-cell office:value-type="float" office:value="540">
                <text:p>540</text:p>
              </table:table-cell>
              <table:table-cell office:value-type="float" office:value="8.94832">
                <text:p>8.94832</text:p>
              </table:table-cell>
            </table:table-row>
            <table:table-row>
              <table:table-cell office:value-type="float" office:value="4.70934">
                <text:p>4.70934</text:p>
              </table:table-cell>
              <table:table-cell office:value-type="float" office:value="560">
                <text:p>560</text:p>
              </table:table-cell>
              <table:table-cell office:value-type="float" office:value="9.28493">
                <text:p>9.28493</text:p>
              </table:table-cell>
            </table:table-row>
            <table:table-row>
              <table:table-cell office:value-type="float" office:value="4.92201">
                <text:p>4.92201</text:p>
              </table:table-cell>
              <table:table-cell office:value-type="float" office:value="580">
                <text:p>580</text:p>
              </table:table-cell>
              <table:table-cell office:value-type="float" office:value="9.65372">
                <text:p>9.65372</text:p>
              </table:table-cell>
            </table:table-row>
            <table:table-row>
              <table:table-cell office:value-type="float" office:value="5.07857">
                <text:p>5.07857</text:p>
              </table:table-cell>
              <table:table-cell office:value-type="float" office:value="600">
                <text:p>600</text:p>
              </table:table-cell>
              <table:table-cell office:value-type="float" office:value="9.95972">
                <text:p>9.95972</text:p>
              </table:table-cell>
            </table:table-row>
            <table:table-row>
              <table:table-cell office:value-type="float" office:value="5.23644">
                <text:p>5.23644</text:p>
              </table:table-cell>
              <table:table-cell office:value-type="float" office:value="620">
                <text:p>620</text:p>
              </table:table-cell>
              <table:table-cell office:value-type="float" office:value="10.2319">
                <text:p>10.2319</text:p>
              </table:table-cell>
            </table:table-row>
            <table:table-row>
              <table:table-cell office:value-type="float" office:value="5.39459">
                <text:p>5.39459</text:p>
              </table:table-cell>
              <table:table-cell office:value-type="float" office:value="640">
                <text:p>640</text:p>
              </table:table-cell>
              <table:table-cell office:value-type="float" office:value="10.5578">
                <text:p>10.5578</text:p>
              </table:table-cell>
            </table:table-row>
            <table:table-row>
              <table:table-cell office:value-type="float" office:value="5.5545">
                <text:p>5.5545</text:p>
              </table:table-cell>
              <table:table-cell office:value-type="float" office:value="660">
                <text:p>660</text:p>
              </table:table-cell>
              <table:table-cell office:value-type="float" office:value="10.9136">
                <text:p>10.9136</text:p>
              </table:table-cell>
            </table:table-row>
            <table:table-row>
              <table:table-cell office:value-type="float" office:value="5.71319">
                <text:p>5.71319</text:p>
              </table:table-cell>
              <table:table-cell office:value-type="float" office:value="680">
                <text:p>680</text:p>
              </table:table-cell>
              <table:table-cell office:value-type="float" office:value="11.2719">
                <text:p>11.2719</text:p>
              </table:table-cell>
            </table:table-row>
            <table:table-row>
              <table:table-cell office:value-type="float" office:value="5.86229">
                <text:p>5.86229</text:p>
              </table:table-cell>
              <table:table-cell office:value-type="float" office:value="700">
                <text:p>700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float" office:value="6.04627">
                <text:p>6.04627</text:p>
              </table:table-cell>
              <table:table-cell office:value-type="float" office:value="720">
                <text:p>720</text:p>
              </table:table-cell>
              <table:table-cell office:value-type="float" office:value="11.8976">
                <text:p>11.8976</text:p>
              </table:table-cell>
            </table:table-row>
            <table:table-row>
              <table:table-cell office:value-type="float" office:value="6.23765">
                <text:p>6.23765</text:p>
              </table:table-cell>
              <table:table-cell office:value-type="float" office:value="740">
                <text:p>740</text:p>
              </table:table-cell>
              <table:table-cell office:value-type="float" office:value="12.2536">
                <text:p>12.2536</text:p>
              </table:table-cell>
            </table:table-row>
            <table:table-row>
              <table:table-cell office:value-type="float" office:value="6.37274">
                <text:p>6.37274</text:p>
              </table:table-cell>
              <table:table-cell office:value-type="float" office:value="760">
                <text:p>760</text:p>
              </table:table-cell>
              <table:table-cell office:value-type="float" office:value="12.5619">
                <text:p>12.5619</text:p>
              </table:table-cell>
            </table:table-row>
            <table:table-row>
              <table:table-cell office:value-type="float" office:value="6.54863">
                <text:p>6.54863</text:p>
              </table:table-cell>
              <table:table-cell office:value-type="float" office:value="780">
                <text:p>780</text:p>
              </table:table-cell>
              <table:table-cell office:value-type="float" office:value="12.886">
                <text:p>12.886</text:p>
              </table:table-cell>
            </table:table-row>
            <table:table-row>
              <table:table-cell office:value-type="float" office:value="6.69116">
                <text:p>6.69116</text:p>
              </table:table-cell>
              <table:table-cell office:value-type="float" office:value="800">
                <text:p>800</text:p>
              </table:table-cell>
              <table:table-cell office:value-type="float" office:value="13.1702">
                <text:p>13.1702</text:p>
              </table:table-cell>
            </table:table-row>
            <table:table-row>
              <table:table-cell office:value-type="float" office:value="6.87743">
                <text:p>6.87743</text:p>
              </table:table-cell>
              <table:table-cell office:value-type="float" office:value="820">
                <text:p>820</text:p>
              </table:table-cell>
              <table:table-cell office:value-type="float" office:value="13.5556">
                <text:p>13.5556</text:p>
              </table:table-cell>
            </table:table-row>
            <table:table-row>
              <table:table-cell office:value-type="float" office:value="7.01742">
                <text:p>7.01742</text:p>
              </table:table-cell>
              <table:table-cell office:value-type="float" office:value="840">
                <text:p>840</text:p>
              </table:table-cell>
              <table:table-cell office:value-type="float" office:value="13.8789">
                <text:p>13.8789</text:p>
              </table:table-cell>
            </table:table-row>
            <table:table-row>
              <table:table-cell office:value-type="float" office:value="7.21009">
                <text:p>7.21009</text:p>
              </table:table-cell>
              <table:table-cell office:value-type="float" office:value="860">
                <text:p>860</text:p>
              </table:table-cell>
              <table:table-cell office:value-type="float" office:value="14.2439">
                <text:p>14.2439</text:p>
              </table:table-cell>
            </table:table-row>
            <table:table-row>
              <table:table-cell office:value-type="float" office:value="7.36169">
                <text:p>7.36169</text:p>
              </table:table-cell>
              <table:table-cell office:value-type="float" office:value="880">
                <text:p>880</text:p>
              </table:table-cell>
              <table:table-cell office:value-type="float" office:value="14.5329">
                <text:p>14.5329</text:p>
              </table:table-cell>
            </table:table-row>
            <table:table-row>
              <table:table-cell office:value-type="float" office:value="7.50034">
                <text:p>7.50034</text:p>
              </table:table-cell>
              <table:table-cell office:value-type="float" office:value="900">
                <text:p>900</text:p>
              </table:table-cell>
              <table:table-cell office:value-type="float" office:value="14.8692">
                <text:p>14.8692</text:p>
              </table:table-cell>
            </table:table-row>
            <table:table-row>
              <table:table-cell office:value-type="float" office:value="7.69955">
                <text:p>7.69955</text:p>
              </table:table-cell>
              <table:table-cell office:value-type="float" office:value="920">
                <text:p>920</text:p>
              </table:table-cell>
              <table:table-cell office:value-type="float" office:value="15.1508">
                <text:p>15.1508</text:p>
              </table:table-cell>
            </table:table-row>
            <table:table-row>
              <table:table-cell office:value-type="float" office:value="7.79225">
                <text:p>7.79225</text:p>
              </table:table-cell>
              <table:table-cell office:value-type="float" office:value="940">
                <text:p>940</text:p>
              </table:table-cell>
              <table:table-cell office:value-type="float" office:value="15.4745">
                <text:p>15.4745</text:p>
              </table:table-cell>
            </table:table-row>
            <table:table-row>
              <table:table-cell office:value-type="float" office:value="8.03654">
                <text:p>8.03654</text:p>
              </table:table-cell>
              <table:table-cell office:value-type="float" office:value="960">
                <text:p>960</text:p>
              </table:table-cell>
              <table:table-cell office:value-type="float" office:value="15.8169">
                <text:p>15.8169</text:p>
              </table:table-cell>
            </table:table-row>
            <table:table-row>
              <table:table-cell office:value-type="float" office:value="8.11631">
                <text:p>8.11631</text:p>
              </table:table-cell>
              <table:table-cell office:value-type="float" office:value="980">
                <text:p>980</text:p>
              </table:table-cell>
              <table:table-cell office:value-type="float" office:value="16.263">
                <text:p>16.263</text:p>
              </table:table-cell>
            </table:table-row>
            <table:table-row>
              <table:table-cell office:value-type="float" office:value="8.28855">
                <text:p>8.2885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5 ants'.E1:'iters 5 ants'.E1 'iters 5 ants'.F2:'iters 5 ants'.F101" chart:data-source-has-labels="both" svg:x="1.33cm" svg:y="1.908cm" svg:width="14.331cm" svg:height="9.139cm">
          <chartooo:coordinate-region svg:x="2.057cm" svg:y="2.107cm" svg:width="13.324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iters 5 ants'.F2:'iters 5 ants'.F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.83989">
                <text:p>1.83989</text:p>
                <draw:g>
                  <svg:desc>'iters 5 ants'.F2:'iters 5 ants'.F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101">
                <text:p>1.37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7397">
                <text:p>1.273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3649">
                <text:p>1.136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908">
                <text:p>1.029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6056">
                <text:p>0.9760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4852">
                <text:p>0.9348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1853">
                <text:p>0.8418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739">
                <text:p>0.889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9993">
                <text:p>0.8999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70391">
                <text:p>0.8703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0321">
                <text:p>0.7603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5028">
                <text:p>0.850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1577">
                <text:p>0.8115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5705">
                <text:p>0.7157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7992">
                <text:p>0.7779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61663">
                <text:p>0.7616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2782">
                <text:p>0.7727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144">
                <text:p>0.681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32551">
                <text:p>0.7325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78143">
                <text:p>0.678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89905">
                <text:p>0.6899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30758">
                <text:p>0.730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25755">
                <text:p>0.7257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12769">
                <text:p>0.6127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61709">
                <text:p>0.6617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37374">
                <text:p>0.6373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3956">
                <text:p>0.6439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87547">
                <text:p>0.6875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24307">
                <text:p>0.6243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78492">
                <text:p>0.6784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26326">
                <text:p>0.6263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49097">
                <text:p>0.6490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45137">
                <text:p>0.6451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43683">
                <text:p>0.6436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60294">
                <text:p>0.6602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55352">
                <text:p>0.6553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1897">
                <text:p>0.6218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0629">
                <text:p>0.606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27">
                <text:p>0.611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7811">
                <text:p>0.6378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93049">
                <text:p>0.59304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67063">
                <text:p>0.5670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56663">
                <text:p>0.5566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85434">
                <text:p>0.5854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84854">
                <text:p>0.5848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7424">
                <text:p>0.5074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5448">
                <text:p>0.6154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81386">
                <text:p>0.5813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40987">
                <text:p>0.5409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2485">
                <text:p>0.5124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79375">
                <text:p>0.5793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81126">
                <text:p>0.5811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9945">
                <text:p>0.5599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7475">
                <text:p>0.5774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30292">
                <text:p>0.5302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31856">
                <text:p>0.5318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3872">
                <text:p>0.5138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52053">
                <text:p>0.5520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80489">
                <text:p>0.4804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59942">
                <text:p>0.4599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1324">
                <text:p>0.5213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43821">
                <text:p>0.5438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73297">
                <text:p>0.5732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13278">
                <text:p>0.5132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08645">
                <text:p>0.5086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8672">
                <text:p>0.52867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14704">
                <text:p>0.5147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82114">
                <text:p>0.4821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78519">
                <text:p>0.4785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03339">
                <text:p>0.5033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14236">
                <text:p>0.51423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80692">
                <text:p>0.4806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0558">
                <text:p>0.5055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70948">
                <text:p>0.470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59152">
                <text:p>0.4591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53983">
                <text:p>0.45398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7204">
                <text:p>0.4972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6595">
                <text:p>0.5365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6479">
                <text:p>0.4647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41848">
                <text:p>0.44184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6116">
                <text:p>0.461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0297">
                <text:p>0.49029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4395">
                <text:p>0.443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46168">
                <text:p>0.44616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51341">
                <text:p>0.4513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48264">
                <text:p>0.4482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57594">
                <text:p>0.4575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07628">
                <text:p>0.40762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59008">
                <text:p>0.45900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1181">
                <text:p>0.411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12926">
                <text:p>0.4129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13075">
                <text:p>0.4130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81639">
                <text:p>0.4816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16225">
                <text:p>0.4162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26768">
                <text:p>0.42676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76952">
                <text:p>0.3769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62987">
                <text:p>0.3629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43722">
                <text:p>0.443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Execution Time
Versus Number of Iterations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iters 5 ants'.B2:'iters 5 ants'.C101 'iters 5 ants'.E1:'iters 5 ants'.E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iters 5 ants'.C2:'iters 5 ants'.C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0.11671">
                <text:p>0.11671</text:p>
                <draw:g>
                  <svg:desc>'iters 5 ants'.C2:'iters 5 ants'.C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828">
                <text:p>0.11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239">
                <text:p>0.12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775">
                <text:p>0.127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3673">
                <text:p>0.136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334">
                <text:p>0.143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4516">
                <text:p>0.14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819">
                <text:p>0.148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014">
                <text:p>0.150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7638">
                <text:p>0.176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7411">
                <text:p>0.174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8872">
                <text:p>0.188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002">
                <text:p>0.22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868">
                <text:p>0.218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397">
                <text:p>0.233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4147">
                <text:p>0.241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5217">
                <text:p>0.252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525">
                <text:p>0.2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966">
                <text:p>0.269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8283">
                <text:p>0.28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755">
                <text:p>0.287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9238">
                <text:p>0.292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0373">
                <text:p>0.303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048">
                <text:p>0.320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2285">
                <text:p>0.32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3451">
                <text:p>0.334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4353">
                <text:p>0.343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5017">
                <text:p>0.350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5819">
                <text:p>0.358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6717">
                <text:p>0.367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7544">
                <text:p>0.375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8292">
                <text:p>0.382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654">
                <text:p>0.396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0196">
                <text:p>0.401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1022">
                <text:p>0.4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2257">
                <text:p>0.422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584">
                <text:p>0.425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4051">
                <text:p>0.4405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5018">
                <text:p>0.450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5418">
                <text:p>0.454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6844">
                <text:p>0.468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7545">
                <text:p>0.475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8275">
                <text:p>0.482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82">
                <text:p>0.490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0189">
                <text:p>0.50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628">
                <text:p>0.516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532">
                <text:p>0.515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84">
                <text:p>0.530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3532">
                <text:p>0.535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4237">
                <text:p>0.542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325">
                <text:p>0.553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6709">
                <text:p>0.567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6938">
                <text:p>0.569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8017">
                <text:p>0.580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8429">
                <text:p>0.58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938">
                <text:p>0.593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0521">
                <text:p>0.6052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222">
                <text:p>0.62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365">
                <text:p>0.633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758">
                <text:p>0.6375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5358">
                <text:p>0.653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8323">
                <text:p>0.683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7398">
                <text:p>0.673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8691">
                <text:p>0.6869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9894">
                <text:p>0.698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1117">
                <text:p>0.711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1551">
                <text:p>0.7155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1993">
                <text:p>0.719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2629">
                <text:p>0.726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4192">
                <text:p>0.7419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5868">
                <text:p>0.758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6087">
                <text:p>0.76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7318">
                <text:p>0.7731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8183">
                <text:p>0.781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9275">
                <text:p>0.792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9999">
                <text:p>0.7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0739">
                <text:p>0.807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1444">
                <text:p>0.814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231">
                <text:p>0.82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3402">
                <text:p>0.834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4348">
                <text:p>0.843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4967">
                <text:p>0.849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141">
                <text:p>0.861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6512">
                <text:p>0.865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7942">
                <text:p>0.879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9361">
                <text:p>0.893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1878">
                <text:p>0.918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2118">
                <text:p>0.921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3785">
                <text:p>0.937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5271">
                <text:p>0.9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18 ants'.B2:'iters 18 ants'.B101 'iters 18 ants'.E1:'iters 18 ants'.E101" chart:data-source-has-labels="both" svg:x="1.33cm" svg:y="1.908cm" svg:width="14.331cm" svg:height="9.137cm">
          <chartooo:coordinate-region svg:x="2.242cm" svg:y="2.108cm" svg:width="13.139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iters 18 ants'.E2:'iters 18 ants'.E101" chart:label-cell-address="'iters 18 ants'.E1:'iters 18 ants'.E1" chart:class="chart:scatter">
            <chart:domain table:cell-range-address="'iters 18 ants'.B2:'iters 18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18 ants'.E1:'iters 18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30.0432">
                <text:p>30.0432</text:p>
                <draw:g>
                  <svg:desc>'iters 18 ants'.E2:'iters 18 ants'.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56">
                <text:p>29.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.016">
                <text:p>29.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8711">
                <text:p>28.87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.8075">
                <text:p>28.80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6699">
                <text:p>28.66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5431">
                <text:p>28.54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4486">
                <text:p>28.44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3521">
                <text:p>28.3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3885">
                <text:p>28.38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2415">
                <text:p>28.2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.381">
                <text:p>28.3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2224">
                <text:p>28.22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.2215">
                <text:p>28.22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.1401">
                <text:p>28.14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418">
                <text:p>28.04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.9991">
                <text:p>27.99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.0847">
                <text:p>28.08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9917">
                <text:p>27.9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0715">
                <text:p>28.07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.9112">
                <text:p>27.91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9614">
                <text:p>27.96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.9961">
                <text:p>27.99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.8725">
                <text:p>27.87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.8575">
                <text:p>27.85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.8163">
                <text:p>27.81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.8213">
                <text:p>27.82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7977">
                <text:p>27.79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7597">
                <text:p>27.7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.8642">
                <text:p>27.86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.8044">
                <text:p>27.80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.7762">
                <text:p>27.77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.7692">
                <text:p>27.7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7207">
                <text:p>27.72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.7638">
                <text:p>27.76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7237">
                <text:p>27.72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8492">
                <text:p>27.84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7605">
                <text:p>27.76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7.7921">
                <text:p>27.79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.7927">
                <text:p>27.79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.7392">
                <text:p>27.73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.7271">
                <text:p>27.72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.7214">
                <text:p>27.72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.7248">
                <text:p>27.72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.7349">
                <text:p>27.73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.6521">
                <text:p>27.65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.7071">
                <text:p>27.70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.7142">
                <text:p>27.71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.6707">
                <text:p>27.67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.6517">
                <text:p>27.65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.6838">
                <text:p>27.68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.639">
                <text:p>27.6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6986">
                <text:p>27.69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.6119">
                <text:p>27.61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.6911">
                <text:p>27.69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.6429">
                <text:p>27.64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.6327">
                <text:p>27.63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6275">
                <text:p>27.62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.6447">
                <text:p>27.64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.6231">
                <text:p>27.623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.6637">
                <text:p>27.663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.5974">
                <text:p>27.59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.6357">
                <text:p>27.63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.6291">
                <text:p>27.629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6325">
                <text:p>27.63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.5779">
                <text:p>27.577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.5866">
                <text:p>27.58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.5986">
                <text:p>27.59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.6357">
                <text:p>27.63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.6076">
                <text:p>27.60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6023">
                <text:p>27.60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6157">
                <text:p>27.615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5871">
                <text:p>27.58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6242">
                <text:p>27.62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.5836">
                <text:p>27.58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5563">
                <text:p>27.55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6019">
                <text:p>27.60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6217">
                <text:p>27.62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.5975">
                <text:p>27.59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.5587">
                <text:p>27.55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6135">
                <text:p>27.61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5795">
                <text:p>27.57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5914">
                <text:p>27.59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5855">
                <text:p>27.58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5749">
                <text:p>27.57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5462">
                <text:p>27.54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5695">
                <text:p>27.56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5721">
                <text:p>27.57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5925">
                <text:p>27.59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5975">
                <text:p>27.59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5601">
                <text:p>27.56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5533">
                <text:p>27.55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5744">
                <text:p>27.57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5556">
                <text:p>27.55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.5663">
                <text:p>27.56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5632">
                <text:p>27.56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5603">
                <text:p>27.56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572">
                <text:p>27.5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5659">
                <text:p>27.5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5706">
                <text:p>27.57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Execution Time
Versus Number of Iterations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5 ants'.E1:'iters 5 ants'.E1 'iters 18 ants'.C2:'iters 18 ants'.C10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iters 18 ants'.C2:'iters 18 ants'.C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0.14293">
                <text:p>0.14293</text:p>
                <draw:g>
                  <svg:desc>'iters 18 ants'.C2:'iters 18 ants'.C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926">
                <text:p>0.169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988">
                <text:p>0.19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657">
                <text:p>0.226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368">
                <text:p>0.21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7445">
                <text:p>0.274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516">
                <text:p>0.305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4285">
                <text:p>0.34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06">
                <text:p>0.37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343">
                <text:p>0.43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6785">
                <text:p>0.467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427">
                <text:p>0.494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2804">
                <text:p>0.528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052">
                <text:p>0.560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039">
                <text:p>0.590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542">
                <text:p>0.615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5457">
                <text:p>0.654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59">
                <text:p>0.68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1525">
                <text:p>0.71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622">
                <text:p>0.736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549">
                <text:p>0.765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3355">
                <text:p>0.83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598">
                <text:p>0.85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285">
                <text:p>0.922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184">
                <text:p>0.951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4361">
                <text:p>1.043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7554">
                <text:p>1.075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0896">
                <text:p>1.108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3923">
                <text:p>1.1392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6791">
                <text:p>1.167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0069">
                <text:p>1.200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3086">
                <text:p>1.230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6276">
                <text:p>1.262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031">
                <text:p>1.30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2248">
                <text:p>1.322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6085">
                <text:p>1.360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9001">
                <text:p>1.390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1789">
                <text:p>1.417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337">
                <text:p>1.43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6462">
                <text:p>1.464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50008">
                <text:p>1.50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53319">
                <text:p>1.533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5444">
                <text:p>1.55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59402">
                <text:p>1.594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2392">
                <text:p>1.623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65898">
                <text:p>1.658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9442">
                <text:p>1.6944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71737">
                <text:p>1.717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7469">
                <text:p>1.74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8448">
                <text:p>1.78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79743">
                <text:p>1.797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84737">
                <text:p>1.847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88179">
                <text:p>1.881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89482">
                <text:p>1.8948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92568">
                <text:p>1.925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95262">
                <text:p>1.952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97558">
                <text:p>1.975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03336">
                <text:p>2.033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04326">
                <text:p>2.043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0738">
                <text:p>2.07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10772">
                <text:p>2.107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13686">
                <text:p>2.136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16364">
                <text:p>2.16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0406">
                <text:p>2.204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23681">
                <text:p>2.236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26862">
                <text:p>2.268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0259">
                <text:p>2.302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32953">
                <text:p>2.329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35284">
                <text:p>2.352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38916">
                <text:p>2.389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41536">
                <text:p>2.4153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5858">
                <text:p>2.4585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47855">
                <text:p>2.478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50898">
                <text:p>2.508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53663">
                <text:p>2.536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55865">
                <text:p>2.5586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59276">
                <text:p>2.592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1824">
                <text:p>2.618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65059">
                <text:p>2.650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68251">
                <text:p>2.68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1145">
                <text:p>2.711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4647">
                <text:p>2.746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77478">
                <text:p>2.774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81157">
                <text:p>2.811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4086">
                <text:p>2.840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86552">
                <text:p>2.8655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896">
                <text:p>2.8989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95734">
                <text:p>2.957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9959">
                <text:p>2.995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0315">
                <text:p>3.03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4085">
                <text:p>3.040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07646">
                <text:p>3.076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0289">
                <text:p>3.102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18 ants'.B2:'iters 18 ants'.B101 'iters 18 ants'.E1:'iters 18 ants'.E1 'iters 18 ants'.F2:'iters 18 ants'.F10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18 ants'.B2:'iters 18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iters 18 ants'.F2:'iters 18 ants'.F101" chart:label-cell-address="'iters 18 ants'.E1:'iters 18 ants'.E1" chart:class="chart:scatter">
            <chart:domain table:cell-range-address="'iters 18 ants'.B2:'iters 18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18 ants'.E1:'iters 18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1.08119">
                <text:p>1.08119</text:p>
                <draw:g>
                  <svg:desc>'iters 18 ants'.F2:'iters 18 ants'.F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9229">
                <text:p>0.8492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4402">
                <text:p>0.794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5144">
                <text:p>0.7551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4932">
                <text:p>0.7349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6623">
                <text:p>0.666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4628">
                <text:p>0.6346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0136">
                <text:p>0.6201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0274">
                <text:p>0.610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85093">
                <text:p>0.5850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3609">
                <text:p>0.623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92906">
                <text:p>0.5929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3324">
                <text:p>0.5733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18185">
                <text:p>0.5181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46219">
                <text:p>0.546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08018">
                <text:p>0.5080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70814">
                <text:p>0.4708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86806">
                <text:p>0.4868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74757">
                <text:p>0.474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7748">
                <text:p>0.4977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1973">
                <text:p>0.4219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63899">
                <text:p>0.4638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38877">
                <text:p>0.4388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11013">
                <text:p>0.4110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82692">
                <text:p>0.382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565">
                <text:p>0.385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0342">
                <text:p>0.3703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38513">
                <text:p>0.3385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23451">
                <text:p>0.3234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68693">
                <text:p>0.3686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2372">
                <text:p>0.3523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47306">
                <text:p>0.3473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20147">
                <text:p>0.3201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36211">
                <text:p>0.3362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03054">
                <text:p>0.3030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94704">
                <text:p>0.2947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577">
                <text:p>0.3957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17276">
                <text:p>0.3172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66716">
                <text:p>0.3667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6276">
                <text:p>0.362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65147">
                <text:p>0.2651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29589">
                <text:p>0.3295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9721">
                <text:p>0.297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95027">
                <text:p>0.2950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17544">
                <text:p>0.3175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34484">
                <text:p>0.2344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55079">
                <text:p>0.2550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89485">
                <text:p>0.2894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28395">
                <text:p>0.2283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18073">
                <text:p>0.21807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64181">
                <text:p>0.2641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24133">
                <text:p>0.2241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61934">
                <text:p>0.2619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72253">
                <text:p>0.1722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55603">
                <text:p>0.2556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90659">
                <text:p>0.1906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79533">
                <text:p>0.1795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05557">
                <text:p>0.20555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01646">
                <text:p>0.2016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6053">
                <text:p>0.2160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53199">
                <text:p>0.2531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88166">
                <text:p>0.18816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99136">
                <text:p>0.1991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2164">
                <text:p>0.1921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42244">
                <text:p>0.1422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63691">
                <text:p>0.16369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94629">
                <text:p>0.1946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70718">
                <text:p>0.1707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61648">
                <text:p>0.1616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92204">
                <text:p>0.1922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43447">
                <text:p>0.14344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9014">
                <text:p>0.190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43259">
                <text:p>0.14325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03496">
                <text:p>0.1034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63093">
                <text:p>0.16309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11148">
                <text:p>0.2111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96687">
                <text:p>0.1966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7465">
                <text:p>0.10746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3201">
                <text:p>0.1932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43014">
                <text:p>0.1430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41805">
                <text:p>0.1418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60598">
                <text:p>0.1605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24244">
                <text:p>0.1242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837166">
                <text:p>0.08371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37954">
                <text:p>0.13795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2897">
                <text:p>0.128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67542">
                <text:p>0.1675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53657">
                <text:p>0.1536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07057">
                <text:p>0.10705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04907">
                <text:p>0.1049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26351">
                <text:p>0.1263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06854">
                <text:p>0.10685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34219">
                <text:p>0.1342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23718">
                <text:p>0.12371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19174">
                <text:p>0.1191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3133">
                <text:p>0.131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41654">
                <text:p>0.1416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3122">
                <text:p>0.131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949cm" svg:y="0.38cm" chart:style-name="ch2">
          <text:p>Mean Fitness
Versus Ants Number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A2:'iters 5 ants'.A101 'ants 5 iters'.A1:'ants 5 iters'.A70 'ants 5 iters'.E1:'ants 5 iters'.E70" chart:data-source-has-labels="both" svg:x="1.33cm" svg:y="1.908cm" svg:width="14.331cm" svg:height="9.137cm">
          <chartooo:coordinate-region svg:x="1.951cm" svg:y="2.108cm" svg:width="13.338cm" svg:height="8.291cm"/>
          <chart:axis chart:dimension="x" chart:name="primary-x" chart:style-name="ch5" chartooo:axis-type="auto">
            <chart:title svg:x="7.512cm" svg:y="11.29cm" chart:style-name="ch6">
              <text:p>ants number</text:p>
            </chart:title>
            <chart:categories table:cell-range-address="'iters 5 ants'.A2:'iters 5 ants'.A101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ants 5 iters'.E1:'ants 5 iters'.E70" chart:label-cell-address="'ants 5 iters'.E1:'ants 5 iter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ants 5 iters'.E1:'ants 5 iters'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iters 5 ants'.A2:'iters 5 ants'.A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E1:'ants 5 iters'.E7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.1341">
                <text:p>33.13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.9402">
                <text:p>30.9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0.5059">
                <text:p>30.50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9356">
                <text:p>29.93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8452">
                <text:p>29.84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9.6114">
                <text:p>29.61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9.4521">
                <text:p>29.45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.1874">
                <text:p>29.1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9.3327">
                <text:p>29.33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9.0654">
                <text:p>29.06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9.0537">
                <text:p>29.05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8.9577">
                <text:p>28.9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8.9269">
                <text:p>28.9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.9864">
                <text:p>28.98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8.8653">
                <text:p>28.86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8.8379">
                <text:p>28.8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8.8543">
                <text:p>28.8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8.6521">
                <text:p>28.65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8.6452">
                <text:p>28.64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8.6937">
                <text:p>28.6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8.2744">
                <text:p>28.2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.0317">
                <text:p>28.03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7.8822">
                <text:p>27.8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7.8901">
                <text:p>27.89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7.8138">
                <text:p>27.8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27.7815">
                <text:p>27.78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7.7662">
                <text:p>27.76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7.6626">
                <text:p>27.66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.6405">
                <text:p>27.64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27.5985">
                <text:p>27.5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7.6068">
                <text:p>27.60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27.6112">
                <text:p>27.61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27.6335">
                <text:p>27.63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7.6065">
                <text:p>27.60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7.5688">
                <text:p>27.56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27.5523">
                <text:p>27.55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7.544">
                <text:p>27.5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27.567">
                <text:p>27.5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7.5665">
                <text:p>27.56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0">
                <text:p>420</text:p>
              </table:table-cell>
              <table:table-cell office:value-type="float" office:value="27.5274">
                <text:p>27.52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27.5359">
                <text:p>27.5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27.5346">
                <text:p>27.53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7.5326">
                <text:p>27.5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27.5426">
                <text:p>27.5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27.5304">
                <text:p>27.5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27.5254">
                <text:p>27.52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0">
                <text:p>580</text:p>
              </table:table-cell>
              <table:table-cell office:value-type="float" office:value="27.5295">
                <text:p>27.5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27.5267">
                <text:p>27.52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">
                <text:p>640</text:p>
              </table:table-cell>
              <table:table-cell office:value-type="float" office:value="27.5189">
                <text:p>27.51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0">
                <text:p>660</text:p>
              </table:table-cell>
              <table:table-cell office:value-type="float" office:value="27.529">
                <text:p>27.5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27.5214">
                <text:p>27.5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20">
                <text:p>7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0">
                <text:p>76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0">
                <text:p>8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40">
                <text:p>84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0">
                <text:p>8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0">
                <text:p>88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0">
                <text:p>9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40">
                <text:p>9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0">
                <text:p>96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0">
                <text:p>9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7.5174">
                <text:p>27.51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Fitness STD
Versus Ants Number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ants 5 iters'.A1:'ants 5 iters'.A70 'iters 5 ants'.E1:'iters 5 ants'.E1 'ants 5 iters'.F1:'ants 5 iters'.F70" chart:data-source-has-labels="both" svg:x="1.33cm" svg:y="1.908cm" svg:width="14.331cm" svg:height="9.139cm">
          <chartooo:coordinate-region svg:x="2.057cm" svg:y="2.107cm" svg:width="13.232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ants 5 iters'.F1:'ants 5 iters'.F70" chart:label-cell-address="'iters 5 ants'.E1:'iters 5 ant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F1:'ants 5 iters'.F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9263">
                <text:p>1.792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3461">
                <text:p>1.434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15646">
                <text:p>1.15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38581">
                <text:p>0.9385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0802">
                <text:p>1.008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18136">
                <text:p>0.918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30451">
                <text:p>0.830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2912">
                <text:p>0.9529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43701">
                <text:p>0.8437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68501">
                <text:p>0.868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6598">
                <text:p>0.7765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2244">
                <text:p>0.722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90106">
                <text:p>0.7901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11647">
                <text:p>0.7116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42377">
                <text:p>0.7423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52519">
                <text:p>0.752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12802">
                <text:p>0.7128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76257">
                <text:p>0.6762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589037">
                <text:p>0.5890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0.489548">
                <text:p>0.4895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441518">
                <text:p>0.4415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.413654">
                <text:p>0.4136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0.358353">
                <text:p>0.358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0.333033">
                <text:p>0.3330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0.348484">
                <text:p>0.3484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0.240118">
                <text:p>0.240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229164">
                <text:p>0.2291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133649">
                <text:p>0.1336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0.162211">
                <text:p>0.1622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0.161585">
                <text:p>0.1615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0.225436">
                <text:p>0.2254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189962">
                <text:p>0.1899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20">
                <text:p>320</text:p>
              </table:table-cell>
              <table:table-cell office:value-type="float" office:value="0.128071">
                <text:p>0.1280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  <table:table-cell office:value-type="float" office:value="0.103195">
                <text:p>0.1031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0.0890236">
                <text:p>0.08902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133663">
                <text:p>0.1336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137365">
                <text:p>0.1373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0.0480434">
                <text:p>0.04804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0">
                <text:p>440</text:p>
              </table:table-cell>
              <table:table-cell office:value-type="float" office:value="0.0902371">
                <text:p>0.09023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0">
                <text:p>460</text:p>
              </table:table-cell>
              <table:table-cell office:value-type="float" office:value="0.0683169">
                <text:p>0.06831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0">
                <text:p>480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0.0755231">
                <text:p>0.07552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0">
                <text:p>520</text:p>
              </table:table-cell>
              <table:table-cell office:value-type="float" office:value="0.0769799">
                <text:p>0.07697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0681927">
                <text:p>0.06819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0.0440901">
                <text:p>0.04409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80">
                <text:p>580</text:p>
              </table:table-cell>
              <table:table-cell office:value-type="float" office:value="0.0516161">
                <text:p>0.05161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20">
                <text:p>620</text:p>
              </table:table-cell>
              <table:table-cell office:value-type="float" office:value="0.0703795">
                <text:p>0.07037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40">
                <text:p>640</text:p>
              </table:table-cell>
              <table:table-cell office:value-type="float" office:value="0.0357732">
                <text:p>0.03577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0">
                <text:p>660</text:p>
              </table:table-cell>
              <table:table-cell office:value-type="float" office:value="0.0561331">
                <text:p>0.05613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0.0345097">
                <text:p>0.03450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20">
                <text:p>720</text:p>
              </table:table-cell>
              <table:table-cell office:value-type="float" office:value="0.0000000000000421226">
                <text:p>0.00000000000004212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40">
                <text:p>740</text:p>
              </table:table-cell>
              <table:table-cell office:value-type="float" office:value="0.0000000000000424347">
                <text:p>0.00000000000004243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0.0492646">
                <text:p>0.04926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20">
                <text:p>820</text:p>
              </table:table-cell>
              <table:table-cell office:value-type="float" office:value="0.0000000000000423656">
                <text:p>0.00000000000004236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40">
                <text:p>84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60">
                <text:p>86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0">
                <text:p>900</text:p>
              </table:table-cell>
              <table:table-cell office:value-type="float" office:value="0.0000000000000424347">
                <text:p>0.00000000000004243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20">
                <text:p>92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0">
                <text:p>94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80">
                <text:p>98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0.0201285">
                <text:p>0.02012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Execution Time
Versus Ants Number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ants 5 iters'.A1:'ants 5 iters'.A70 'iters 5 ants'.E1:'iters 5 ants'.E1 'ants 5 iters'.C1:'ants 5 iters'.C69" chart:data-source-has-labels="both" svg:x="1.33cm" svg:y="1.908cm" svg:width="14.331cm" svg:height="9.139cm">
          <chartooo:coordinate-region svg:x="1.766cm" svg:y="2.107cm" svg:width="13.523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ants 5 iters'.A1:'ants 5 iters'.A70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ants 5 iters'.C1:'ants 5 iters'.C69" chart:label-cell-address="'iters 5 ants'.E1:'iters 5 ant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 Ants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C1:'ants 5 iters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5444">
                <text:p>0.054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395">
                <text:p>0.063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579">
                <text:p>0.075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917">
                <text:p>0.079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686">
                <text:p>0.096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427">
                <text:p>0.124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318">
                <text:p>0.12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392">
                <text:p>0.143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071">
                <text:p>0.150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606">
                <text:p>0.156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307">
                <text:p>0.163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8641">
                <text:p>0.186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7967">
                <text:p>0.179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674">
                <text:p>0.216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135">
                <text:p>0.21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432">
                <text:p>0.23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1047">
                <text:p>0.410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848">
                <text:p>0.578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4448">
                <text:p>0.744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1132">
                <text:p>0.911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8171">
                <text:p>1.081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26362">
                <text:p>1.263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2065">
                <text:p>1.420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60118">
                <text:p>1.601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74581">
                <text:p>1.745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91146">
                <text:p>1.9114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07068">
                <text:p>2.070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24745">
                <text:p>2.247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42301">
                <text:p>2.423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56754">
                <text:p>2.5675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74922">
                <text:p>2.7492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90679">
                <text:p>2.9067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06882">
                <text:p>3.0688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25719">
                <text:p>3.257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40558">
                <text:p>3.40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58359">
                <text:p>3.5835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5807">
                <text:p>3.7580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90292">
                <text:p>3.9029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06125">
                <text:p>4.06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40594">
                <text:p>4.4059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56292">
                <text:p>4.562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70934">
                <text:p>4.7093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92201">
                <text:p>4.922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07857">
                <text:p>5.078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23644">
                <text:p>5.236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39459">
                <text:p>5.3945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5545">
                <text:p>5.554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71319">
                <text:p>5.713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86229">
                <text:p>5.86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04627">
                <text:p>6.0462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23765">
                <text:p>6.2376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37274">
                <text:p>6.372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54863">
                <text:p>6.548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69116">
                <text:p>6.6911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87743">
                <text:p>6.8774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01742">
                <text:p>7.0174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21009">
                <text:p>7.2100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36169">
                <text:p>7.361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50034">
                <text:p>7.5003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9955">
                <text:p>7.6995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9225">
                <text:p>7.792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03654">
                <text:p>8.0365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11631">
                <text:p>8.116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